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5.06pt"/>
    </style:style>
    <style:style style:name="co2" style:family="table-column">
      <style:table-column-properties fo:break-before="auto" style:column-width="52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4.89pt"/>
    </style:style>
    <style:style style:name="co5" style:family="table-column">
      <style:table-column-properties fo:break-before="auto" style:column-width="87.51pt"/>
    </style:style>
    <style:style style:name="co6" style:family="table-column">
      <style:table-column-properties fo:break-before="auto" style:column-width="104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99pt groove #000000" fo:border-top="none"/>
    </style:style>
    <style:style style:name="ce5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start" fo:margin-left="10.01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start" fo:margin-left="0pt"/>
    </style:style>
    <style:style style:name="ce7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p_lookups" table:style-name="ta1">
        <table:shapes>
          <draw:frame draw:z-index="0" draw:style-name="gr1" draw:text-style-name="P1" svg:width="576pt" svg:height="360pt" svg:x="732.19pt" svg:y="403.57pt">
            <draw:object draw:notify-on-update-of-ranges="bp_lookups.A53:bp_lookups.A67 bp_lookups.E52:bp_lookups.E52 bp_lookups.E53:bp_lookups.E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76pt" svg:height="360pt" svg:x="730.71pt" svg:y="783.04pt">
            <draw:object draw:notify-on-update-of-ranges="bp_lookups.A35:bp_lookups.A49 bp_lookups.E34:bp_lookups.E34 bp_lookups.E35:bp_lookups.E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76pt" svg:height="360pt" svg:x="1334.44pt" svg:y="404.33pt">
            <draw:object draw:notify-on-update-of-ranges="bp_lookups.A52:bp_lookups.A52 bp_lookups.A53:bp_lookups.A67 bp_lookups.J52:bp_lookups.J52 bp_lookups.J53:bp_lookups.J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76pt" svg:height="360pt" svg:x="1325.51pt" svg:y="784.57pt">
            <draw:object draw:notify-on-update-of-ranges="bp_lookups.A34:bp_lookups.A34 bp_lookups.A35:bp_lookups.A49 bp_lookups.J34:bp_lookups.J34 bp_lookups.J35:bp_lookups.J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edictor Type</text:p>
          </table:table-cell>
          <table:table-cell office:value-type="string" calcext:value-type="string">
            <text:p>Conditional Lookups</text:p>
          </table:table-cell>
          <table:table-cell office:value-type="string" calcext:value-type="string">
            <text:p>Conditional Predicted</text:p>
          </table:table-cell>
          <table:table-cell office:value-type="string" calcext:value-type="string">
            <text:p>Conditional Incorrect</text:p>
          </table:table-cell>
          <table:table-cell office:value-type="string" calcext:value-type="string">
            <text:p>Conditional Accuracy (%)</text:p>
          </table:table-cell>
          <table:table-cell office:value-type="string" calcext:value-type="string">
            <text:p>Indirect Lookups</text:p>
          </table:table-cell>
          <table:table-cell office:value-type="string" calcext:value-type="string">
            <text:p>Indirect Hits</text:p>
          </table:table-cell>
          <table:table-cell office:value-type="string" calcext:value-type="string">
            <text:p>Indirect Misses</text:p>
          </table:table-cell>
          <table:table-cell office:value-type="string" calcext:value-type="string">
            <text:p>Indirect Accuracy (%)</text:p>
          </table:table-cell>
          <table:table-cell office:value-type="string" calcext:value-type="string">
            <text:p>IP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ModeBP_libquantum_2048_1024</text:p>
          </table:table-cell>
          <table:table-cell office:value-type="float" office:value="54208921" calcext:value-type="float">
            <text:p>54208921</text:p>
          </table:table-cell>
          <table:table-cell office:value-type="float" office:value="46725416" calcext:value-type="float">
            <text:p>46725416</text:p>
          </table:table-cell>
          <table:table-cell office:value-type="float" office:value="938362" calcext:value-type="float">
            <text:p>938362</text:p>
          </table:table-cell>
          <table:table-cell table:formula="of:=(1-([.D2]/[.C2]))*100" office:value-type="float" office:value="97.9917524971848" calcext:value-type="float">
            <text:p>97.9917524971848</text:p>
          </table:table-cell>
          <table:table-cell office:value-type="float" office:value="240733" calcext:value-type="float">
            <text:p>240733</text:p>
          </table:table-cell>
          <table:table-cell office:value-type="float" office:value="240066" calcext:value-type="float">
            <text:p>240066</text:p>
          </table:table-cell>
          <table:table-cell office:value-type="float" office:value="667" calcext:value-type="float">
            <text:p>667</text:p>
          </table:table-cell>
          <table:table-cell table:formula="of:=(1-([.H2]/[.G2]))*100" office:value-type="float" office:value="99.722159739405" calcext:value-type="float">
            <text:p>99.722159739405</text:p>
          </table:table-cell>
          <table:table-cell office:value-type="float" office:value="1.89445" calcext:value-type="float">
            <text:p>1.89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ModeBP_libquantum_4096_2048</text:p>
          </table:table-cell>
          <table:table-cell office:value-type="float" office:value="53286477" calcext:value-type="float">
            <text:p>53286477</text:p>
          </table:table-cell>
          <table:table-cell office:value-type="float" office:value="46176114" calcext:value-type="float">
            <text:p>46176114</text:p>
          </table:table-cell>
          <table:table-cell office:value-type="float" office:value="855994" calcext:value-type="float">
            <text:p>855994</text:p>
          </table:table-cell>
          <table:table-cell table:formula="of:=(1-([.D3]/[.C3]))*100" office:value-type="float" office:value="98.1462407165748" calcext:value-type="float">
            <text:p>98.1462407165748</text:p>
          </table:table-cell>
          <table:table-cell office:value-type="float" office:value="214538" calcext:value-type="float">
            <text:p>214538</text:p>
          </table:table-cell>
          <table:table-cell office:value-type="float" office:value="213843" calcext:value-type="float">
            <text:p>213843</text:p>
          </table:table-cell>
          <table:table-cell office:value-type="float" office:value="695" calcext:value-type="float">
            <text:p>695</text:p>
          </table:table-cell>
          <table:table-cell table:formula="of:=(1-([.H3]/[.G3]))*100" office:value-type="float" office:value="99.6749952067638" calcext:value-type="float">
            <text:p>99.6749952067638</text:p>
          </table:table-cell>
          <table:table-cell office:value-type="float" office:value="1.905421" calcext:value-type="float">
            <text:p>1.905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ModeBP_soplex_2048_1024</text:p>
          </table:table-cell>
          <table:table-cell office:value-type="float" office:value="44124344" calcext:value-type="float">
            <text:p>44124344</text:p>
          </table:table-cell>
          <table:table-cell office:value-type="float" office:value="25222921" calcext:value-type="float">
            <text:p>25222921</text:p>
          </table:table-cell>
          <table:table-cell office:value-type="float" office:value="1987351" calcext:value-type="float">
            <text:p>1987351</text:p>
          </table:table-cell>
          <table:table-cell table:formula="of:=(1-([.D4]/[.C4]))*100" office:value-type="float" office:value="92.1208530923123" calcext:value-type="float">
            <text:p>92.1208530923123</text:p>
          </table:table-cell>
          <table:table-cell office:value-type="float" office:value="2222658" calcext:value-type="float">
            <text:p>2222658</text:p>
          </table:table-cell>
          <table:table-cell office:value-type="float" office:value="2164460" calcext:value-type="float">
            <text:p>2164460</text:p>
          </table:table-cell>
          <table:table-cell office:value-type="float" office:value="58198" calcext:value-type="float">
            <text:p>58198</text:p>
          </table:table-cell>
          <table:table-cell table:formula="of:=(1-([.H4]/[.G4]))*100" office:value-type="float" office:value="97.3112000221764" calcext:value-type="float">
            <text:p>97.3112000221764</text:p>
          </table:table-cell>
          <table:table-cell office:value-type="float" office:value="1.224072" calcext:value-type="float">
            <text:p>1.2240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ModeBP_soplex_4096_2048</text:p>
          </table:table-cell>
          <table:table-cell office:value-type="float" office:value="44046834" calcext:value-type="float">
            <text:p>44046834</text:p>
          </table:table-cell>
          <table:table-cell office:value-type="float" office:value="25130775" calcext:value-type="float">
            <text:p>25130775</text:p>
          </table:table-cell>
          <table:table-cell office:value-type="float" office:value="1928963" calcext:value-type="float">
            <text:p>1928963</text:p>
          </table:table-cell>
          <table:table-cell table:formula="of:=(1-([.D5]/[.C5]))*100" office:value-type="float" office:value="92.3242995888507" calcext:value-type="float">
            <text:p>92.3242995888507</text:p>
          </table:table-cell>
          <table:table-cell office:value-type="float" office:value="2227938" calcext:value-type="float">
            <text:p>2227938</text:p>
          </table:table-cell>
          <table:table-cell office:value-type="float" office:value="2171004" calcext:value-type="float">
            <text:p>2171004</text:p>
          </table:table-cell>
          <table:table-cell office:value-type="float" office:value="56934" calcext:value-type="float">
            <text:p>56934</text:p>
          </table:table-cell>
          <table:table-cell table:formula="of:=(1-([.H5]/[.G5]))*100" office:value-type="float" office:value="97.3775267111438" calcext:value-type="float">
            <text:p>97.3775267111438</text:p>
          </table:table-cell>
          <table:table-cell office:value-type="float" office:value="1.230153" calcext:value-type="float">
            <text:p>1.230153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Perceptro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GShareBP_libquantum_2048</text:p>
          </table:table-cell>
          <table:table-cell office:value-type="float" office:value="53184666" calcext:value-type="float">
            <text:p>53184666</text:p>
          </table:table-cell>
          <table:table-cell office:value-type="float" office:value="46061483" calcext:value-type="float">
            <text:p>46061483</text:p>
          </table:table-cell>
          <table:table-cell office:value-type="float" office:value="859587" calcext:value-type="float">
            <text:p>859587</text:p>
          </table:table-cell>
          <table:table-cell table:formula="of:=(1-([.D6]/[.C6]))*100" office:value-type="float" office:value="98.1338269113046" calcext:value-type="float">
            <text:p>98.1338269113046</text:p>
          </table:table-cell>
          <table:table-cell office:value-type="float" office:value="218849" calcext:value-type="float">
            <text:p>218849</text:p>
          </table:table-cell>
          <table:table-cell office:value-type="float" office:value="218108" calcext:value-type="float">
            <text:p>218108</text:p>
          </table:table-cell>
          <table:table-cell office:value-type="float" office:value="741" calcext:value-type="float">
            <text:p>741</text:p>
          </table:table-cell>
          <table:table-cell table:formula="of:=(1-([.H6]/[.G6]))*100" office:value-type="float" office:value="99.6602600546518" calcext:value-type="float">
            <text:p>99.6602600546518</text:p>
          </table:table-cell>
          <table:table-cell office:value-type="float" office:value="1.902311" calcext:value-type="float">
            <text:p>1.902311</text:p>
          </table:table-cell>
          <table:table-cell table:number-columns-repeated="3"/>
          <table:table-cell table:style-name="ce3"/>
          <table:table-cell table:style-name="ce7" office:value-type="string" calcext:value-type="string">
            <text:p>Accuracy Soplex</text:p>
          </table:table-cell>
          <table:table-cell table:style-name="ce7" office:value-type="string" calcext:value-type="string">
            <text:p>Accuracy Libquantum</text:p>
          </table:table-cell>
        </table:table-row>
        <table:table-row table:style-name="ro1">
          <table:table-cell office:value-type="string" calcext:value-type="string">
            <text:p>GShareBP_libquantum_4096</text:p>
          </table:table-cell>
          <table:table-cell office:value-type="float" office:value="53054519" calcext:value-type="float">
            <text:p>53054519</text:p>
          </table:table-cell>
          <table:table-cell office:value-type="float" office:value="45823185" calcext:value-type="float">
            <text:p>45823185</text:p>
          </table:table-cell>
          <table:table-cell office:value-type="float" office:value="778553" calcext:value-type="float">
            <text:p>778553</text:p>
          </table:table-cell>
          <table:table-cell table:formula="of:=(1-([.D7]/[.C7]))*100" office:value-type="float" office:value="98.3009627113436" calcext:value-type="float">
            <text:p>98.3009627113436</text:p>
          </table:table-cell>
          <table:table-cell office:value-type="float" office:value="248340" calcext:value-type="float">
            <text:p>248340</text:p>
          </table:table-cell>
          <table:table-cell office:value-type="float" office:value="243474" calcext:value-type="float">
            <text:p>243474</text:p>
          </table:table-cell>
          <table:table-cell office:value-type="float" office:value="4866" calcext:value-type="float">
            <text:p>4866</text:p>
          </table:table-cell>
          <table:table-cell table:formula="of:=(1-([.H7]/[.G7]))*100" office:value-type="float" office:value="98.0014293107272" calcext:value-type="float">
            <text:p>98.0014293107272</text:p>
          </table:table-cell>
          <table:table-cell office:value-type="float" office:value="1.91502" calcext:value-type="float">
            <text:p>1.91502</text:p>
          </table:table-cell>
          <table:table-cell table:number-columns-repeated="3"/>
          <table:table-cell table:style-name="ce4" office:value-type="string" calcext:value-type="string">
            <text:p>PerceptronBP_12</text:p>
          </table:table-cell>
          <table:table-cell table:style-name="ce8" table:formula="of:=[.E19]" office:value-type="float" office:value="92.1606809177682" calcext:value-type="float">
            <text:p>92.161</text:p>
          </table:table-cell>
          <table:table-cell table:style-name="ce8" table:formula="of:=[.E16]" office:value-type="float" office:value="98.6162038718826" calcext:value-type="float">
            <text:p>98.616</text:p>
          </table:table-cell>
        </table:table-row>
        <table:table-row table:style-name="ro1">
          <table:table-cell office:value-type="string" calcext:value-type="string">
            <text:p>GShareBP_soplex_2048</text:p>
          </table:table-cell>
          <table:table-cell office:value-type="float" office:value="44261180" calcext:value-type="float">
            <text:p>44261180</text:p>
          </table:table-cell>
          <table:table-cell office:value-type="float" office:value="25201992" calcext:value-type="float">
            <text:p>25201992</text:p>
          </table:table-cell>
          <table:table-cell office:value-type="float" office:value="1990880" calcext:value-type="float">
            <text:p>1990880</text:p>
          </table:table-cell>
          <table:table-cell table:formula="of:=(1-([.D8]/[.C8]))*100" office:value-type="float" office:value="92.1003069916061" calcext:value-type="float">
            <text:p>92.1003069916061</text:p>
          </table:table-cell>
          <table:table-cell office:value-type="float" office:value="2249564" calcext:value-type="float">
            <text:p>2249564</text:p>
          </table:table-cell>
          <table:table-cell office:value-type="float" office:value="2173628" calcext:value-type="float">
            <text:p>2173628</text:p>
          </table:table-cell>
          <table:table-cell office:value-type="float" office:value="75936" calcext:value-type="float">
            <text:p>75936</text:p>
          </table:table-cell>
          <table:table-cell table:formula="of:=(1-([.H8]/[.G8]))*100" office:value-type="float" office:value="96.5064859304352" calcext:value-type="float">
            <text:p>96.5064859304352</text:p>
          </table:table-cell>
          <table:table-cell office:value-type="float" office:value="1.22508" calcext:value-type="float">
            <text:p>1.22508</text:p>
          </table:table-cell>
          <table:table-cell table:number-columns-repeated="3"/>
          <table:table-cell table:style-name="ce4" office:value-type="string" calcext:value-type="string">
            <text:p>PerceptronBP_24</text:p>
          </table:table-cell>
          <table:table-cell table:style-name="ce8" table:formula="of:=[.E20]" office:value-type="float" office:value="92.7189915020396" calcext:value-type="float">
            <text:p>92.719</text:p>
          </table:table-cell>
          <table:table-cell table:style-name="ce8" table:formula="of:=[.E17]" office:value-type="float" office:value="99.410362634485" calcext:value-type="float">
            <text:p>99.410</text:p>
          </table:table-cell>
        </table:table-row>
        <table:table-row table:style-name="ro1">
          <table:table-cell office:value-type="string" calcext:value-type="string">
            <text:p>GShareBP_soplex_4096</text:p>
          </table:table-cell>
          <table:table-cell office:value-type="float" office:value="44261180" calcext:value-type="float">
            <text:p>44261180</text:p>
          </table:table-cell>
          <table:table-cell office:value-type="float" office:value="25201992" calcext:value-type="float">
            <text:p>25201992</text:p>
          </table:table-cell>
          <table:table-cell office:value-type="float" office:value="1990880" calcext:value-type="float">
            <text:p>1990880</text:p>
          </table:table-cell>
          <table:table-cell table:formula="of:=(1-([.D9]/[.C9]))*100" office:value-type="float" office:value="92.1003069916061" calcext:value-type="float">
            <text:p>92.1003069916061</text:p>
          </table:table-cell>
          <table:table-cell office:value-type="float" office:value="2249564" calcext:value-type="float">
            <text:p>2249564</text:p>
          </table:table-cell>
          <table:table-cell office:value-type="float" office:value="2173628" calcext:value-type="float">
            <text:p>2173628</text:p>
          </table:table-cell>
          <table:table-cell office:value-type="float" office:value="75936" calcext:value-type="float">
            <text:p>75936</text:p>
          </table:table-cell>
          <table:table-cell table:formula="of:=(1-([.H9]/[.G9]))*100" office:value-type="float" office:value="96.5064859304352" calcext:value-type="float">
            <text:p>96.5064859304352</text:p>
          </table:table-cell>
          <table:table-cell office:value-type="float" office:value="1.22508" calcext:value-type="float">
            <text:p>1.22508</text:p>
          </table:table-cell>
          <table:table-cell table:number-columns-repeated="3"/>
          <table:table-cell table:style-name="ce4" office:value-type="string" calcext:value-type="string">
            <text:p>PerceptronBP_48</text:p>
          </table:table-cell>
          <table:table-cell table:style-name="ce8" table:formula="of:=[.E21]" office:value-type="float" office:value="93.0398322390088" calcext:value-type="float">
            <text:p>93.040</text:p>
          </table:table-cell>
          <table:table-cell table:style-name="ce8" table:formula="of:=[.E18]" office:value-type="float" office:value="99.4298237066943" calcext:value-type="float">
            <text:p>99.430</text:p>
          </table:table-cell>
        </table:table-row>
        <table:table-row table:style-name="ro1">
          <table:table-cell office:value-type="string" calcext:value-type="string">
            <text:p>LocalBP_libquantum_2048</text:p>
          </table:table-cell>
          <table:table-cell office:value-type="float" office:value="60215722" calcext:value-type="float">
            <text:p>60215722</text:p>
          </table:table-cell>
          <table:table-cell office:value-type="float" office:value="51367142" calcext:value-type="float">
            <text:p>51367142</text:p>
          </table:table-cell>
          <table:table-cell office:value-type="float" office:value="2276671" calcext:value-type="float">
            <text:p>2276671</text:p>
          </table:table-cell>
          <table:table-cell table:formula="of:=(1-([.D10]/[.C10]))*100" office:value-type="float" office:value="95.567845686256" calcext:value-type="float">
            <text:p>95.567845686256</text:p>
          </table:table-cell>
          <table:table-cell office:value-type="float" office:value="244819" calcext:value-type="float">
            <text:p>244819</text:p>
          </table:table-cell>
          <table:table-cell office:value-type="float" office:value="244289" calcext:value-type="float">
            <text:p>244289</text:p>
          </table:table-cell>
          <table:table-cell office:value-type="float" office:value="530" calcext:value-type="float">
            <text:p>530</text:p>
          </table:table-cell>
          <table:table-cell table:formula="of:=(1-([.H10]/[.G10]))*100" office:value-type="float" office:value="99.7830438537961" calcext:value-type="float">
            <text:p>99.7830438537961</text:p>
          </table:table-cell>
          <table:table-cell office:value-type="float" office:value="1.750948" calcext:value-type="float">
            <text:p>1.7509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calBP_libquantum_4096</text:p>
          </table:table-cell>
          <table:table-cell office:value-type="float" office:value="60215481" calcext:value-type="float">
            <text:p>60215481</text:p>
          </table:table-cell>
          <table:table-cell office:value-type="float" office:value="51367310" calcext:value-type="float">
            <text:p>51367310</text:p>
          </table:table-cell>
          <table:table-cell office:value-type="float" office:value="2276471" calcext:value-type="float">
            <text:p>2276471</text:p>
          </table:table-cell>
          <table:table-cell table:formula="of:=(1-([.D11]/[.C11]))*100" office:value-type="float" office:value="95.5682495345775" calcext:value-type="float">
            <text:p>95.5682495345775</text:p>
          </table:table-cell>
          <table:table-cell office:value-type="float" office:value="244796" calcext:value-type="float">
            <text:p>244796</text:p>
          </table:table-cell>
          <table:table-cell office:value-type="float" office:value="244286" calcext:value-type="float">
            <text:p>244286</text:p>
          </table:table-cell>
          <table:table-cell office:value-type="float" office:value="510" calcext:value-type="float">
            <text:p>510</text:p>
          </table:table-cell>
          <table:table-cell table:formula="of:=(1-([.H11]/[.G11]))*100" office:value-type="float" office:value="99.7912283143529" calcext:value-type="float">
            <text:p>99.7912283143529</text:p>
          </table:table-cell>
          <table:table-cell office:value-type="float" office:value="1.751103" calcext:value-type="float">
            <text:p>1.751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calBP_soplex_2048</text:p>
          </table:table-cell>
          <table:table-cell office:value-type="float" office:value="46217034" calcext:value-type="float">
            <text:p>46217034</text:p>
          </table:table-cell>
          <table:table-cell office:value-type="float" office:value="26645799" calcext:value-type="float">
            <text:p>26645799</text:p>
          </table:table-cell>
          <table:table-cell office:value-type="float" office:value="2406449" calcext:value-type="float">
            <text:p>2406449</text:p>
          </table:table-cell>
          <table:table-cell table:formula="of:=(1-([.D12]/[.C12]))*100" office:value-type="float" office:value="90.9687489573873" calcext:value-type="float">
            <text:p>90.9687489573873</text:p>
          </table:table-cell>
          <table:table-cell office:value-type="float" office:value="2275549" calcext:value-type="float">
            <text:p>2275549</text:p>
          </table:table-cell>
          <table:table-cell office:value-type="float" office:value="2236878" calcext:value-type="float">
            <text:p>2236878</text:p>
          </table:table-cell>
          <table:table-cell office:value-type="float" office:value="38671" calcext:value-type="float">
            <text:p>38671</text:p>
          </table:table-cell>
          <table:table-cell table:formula="of:=(1-([.H12]/[.G12]))*100" office:value-type="float" office:value="98.2712065655793" calcext:value-type="float">
            <text:p>98.2712065655793</text:p>
          </table:table-cell>
          <table:table-cell office:value-type="float" office:value="1.178266" calcext:value-type="float">
            <text:p>1.178266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Gshar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LocalBP_soplex_4096</text:p>
          </table:table-cell>
          <table:table-cell office:value-type="float" office:value="46084894" calcext:value-type="float">
            <text:p>46084894</text:p>
          </table:table-cell>
          <table:table-cell office:value-type="float" office:value="26605505" calcext:value-type="float">
            <text:p>26605505</text:p>
          </table:table-cell>
          <table:table-cell office:value-type="float" office:value="2365783" calcext:value-type="float">
            <text:p>2365783</text:p>
          </table:table-cell>
          <table:table-cell table:formula="of:=(1-([.D13]/[.C13]))*100" office:value-type="float" office:value="91.1079192069461" calcext:value-type="float">
            <text:p>91.1079192069461</text:p>
          </table:table-cell>
          <table:table-cell office:value-type="float" office:value="2273891" calcext:value-type="float">
            <text:p>2273891</text:p>
          </table:table-cell>
          <table:table-cell office:value-type="float" office:value="2236139" calcext:value-type="float">
            <text:p>2236139</text:p>
          </table:table-cell>
          <table:table-cell office:value-type="float" office:value="37752" calcext:value-type="float">
            <text:p>37752</text:p>
          </table:table-cell>
          <table:table-cell table:formula="of:=(1-([.H13]/[.G13]))*100" office:value-type="float" office:value="98.3117328573939" calcext:value-type="float">
            <text:p>98.3117328573939</text:p>
          </table:table-cell>
          <table:table-cell office:value-type="float" office:value="1.181936" calcext:value-type="float">
            <text:p>1.181936</text:p>
          </table:table-cell>
          <table:table-cell table:number-columns-repeated="3"/>
          <table:table-cell table:style-name="ce3"/>
          <table:table-cell table:style-name="ce7" office:value-type="string" calcext:value-type="string">
            <text:p>Accuracy Soplex</text:p>
          </table:table-cell>
          <table:table-cell table:style-name="ce7" office:value-type="string" calcext:value-type="string">
            <text:p>Accuracy Libquantum</text:p>
          </table:table-cell>
        </table:table-row>
        <table:table-row table:style-name="ro1">
          <table:table-cell office:value-type="string" calcext:value-type="string">
            <text:p>LTAGE_libquantum</text:p>
          </table:table-cell>
          <table:table-cell office:value-type="float" office:value="49868641" calcext:value-type="float">
            <text:p>49868641</text:p>
          </table:table-cell>
          <table:table-cell office:value-type="float" office:value="43614872" calcext:value-type="float">
            <text:p>43614872</text:p>
          </table:table-cell>
          <table:table-cell office:value-type="float" office:value="191864" calcext:value-type="float">
            <text:p>191864</text:p>
          </table:table-cell>
          <table:table-cell table:formula="of:=(1-([.D14]/[.C14]))*100" office:value-type="float" office:value="99.5600950061254" calcext:value-type="float">
            <text:p>99.5600950061254</text:p>
          </table:table-cell>
          <table:table-cell office:value-type="float" office:value="213034" calcext:value-type="float">
            <text:p>213034</text:p>
          </table:table-cell>
          <table:table-cell office:value-type="float" office:value="212389" calcext:value-type="float">
            <text:p>212389</text:p>
          </table:table-cell>
          <table:table-cell office:value-type="float" office:value="645" calcext:value-type="float">
            <text:p>645</text:p>
          </table:table-cell>
          <table:table-cell table:formula="of:=(1-([.H14]/[.G14]))*100" office:value-type="float" office:value="99.6963119558923" calcext:value-type="float">
            <text:p>99.6963119558923</text:p>
          </table:table-cell>
          <table:table-cell office:value-type="float" office:value="2.006988" calcext:value-type="float">
            <text:p>2.006988</text:p>
          </table:table-cell>
          <table:table-cell table:number-columns-repeated="3"/>
          <table:table-cell table:style-name="ce4" office:value-type="string" calcext:value-type="string">
            <text:p>GshareBP_2048</text:p>
          </table:table-cell>
          <table:table-cell table:style-name="ce8" office:value-type="float" office:value="92.1003069916061" calcext:value-type="float">
            <text:p>92.100</text:p>
          </table:table-cell>
          <table:table-cell table:style-name="ce8" office:value-type="float" office:value="98.1338269113046" calcext:value-type="float">
            <text:p>98.134</text:p>
          </table:table-cell>
        </table:table-row>
        <table:table-row table:style-name="ro1">
          <table:table-cell office:value-type="string" calcext:value-type="string">
            <text:p>LTAGE_soplex</text:p>
          </table:table-cell>
          <table:table-cell office:value-type="float" office:value="42062168" calcext:value-type="float">
            <text:p>42062168</text:p>
          </table:table-cell>
          <table:table-cell office:value-type="float" office:value="23857178" calcext:value-type="float">
            <text:p>23857178</text:p>
          </table:table-cell>
          <table:table-cell office:value-type="float" office:value="1467424" calcext:value-type="float">
            <text:p>1467424</text:p>
          </table:table-cell>
          <table:table-cell table:formula="of:=(1-([.D15]/[.C15]))*100" office:value-type="float" office:value="93.8491300186468" calcext:value-type="float">
            <text:p>93.8491300186468</text:p>
          </table:table-cell>
          <table:table-cell office:value-type="float" office:value="2185282" calcext:value-type="float">
            <text:p>2185282</text:p>
          </table:table-cell>
          <table:table-cell office:value-type="float" office:value="2140105" calcext:value-type="float">
            <text:p>2140105</text:p>
          </table:table-cell>
          <table:table-cell office:value-type="float" office:value="45177" calcext:value-type="float">
            <text:p>45177</text:p>
          </table:table-cell>
          <table:table-cell table:formula="of:=(1-([.H15]/[.G15]))*100" office:value-type="float" office:value="97.8890288093341" calcext:value-type="float">
            <text:p>97.8890288093341</text:p>
          </table:table-cell>
          <table:table-cell office:value-type="float" office:value="1.283252" calcext:value-type="float">
            <text:p>1.283252</text:p>
          </table:table-cell>
          <table:table-cell table:number-columns-repeated="3"/>
          <table:table-cell table:style-name="ce4" office:value-type="string" calcext:value-type="string">
            <text:p>GshareBP_4096</text:p>
          </table:table-cell>
          <table:table-cell table:style-name="ce8" office:value-type="float" office:value="92.1003069916061" calcext:value-type="float">
            <text:p>92.100</text:p>
          </table:table-cell>
          <table:table-cell table:style-name="ce8" office:value-type="float" office:value="98.3009627113436" calcext:value-type="float">
            <text:p>98.301</text:p>
          </table:table-cell>
        </table:table-row>
        <table:table-row table:style-name="ro1">
          <table:table-cell office:value-type="string" calcext:value-type="string">
            <text:p>PerceptronBP_libquantum_12</text:p>
          </table:table-cell>
          <table:table-cell office:value-type="float" office:value="52972957" calcext:value-type="float">
            <text:p>52972957</text:p>
          </table:table-cell>
          <table:table-cell office:value-type="float" office:value="45627675" calcext:value-type="float">
            <text:p>45627675</text:p>
          </table:table-cell>
          <table:table-cell office:value-type="float" office:value="631394" calcext:value-type="float">
            <text:p>631394</text:p>
          </table:table-cell>
          <table:table-cell table:formula="of:=(1-([.D16]/[.C16]))*100" office:value-type="float" office:value="98.6162038718826" calcext:value-type="float">
            <text:p>98.6162038718826</text:p>
          </table:table-cell>
          <table:table-cell office:value-type="float" office:value="261168" calcext:value-type="float">
            <text:p>261168</text:p>
          </table:table-cell>
          <table:table-cell office:value-type="float" office:value="260523" calcext:value-type="float">
            <text:p>260523</text:p>
          </table:table-cell>
          <table:table-cell office:value-type="float" office:value="645" calcext:value-type="float">
            <text:p>645</text:p>
          </table:table-cell>
          <table:table-cell table:formula="of:=(1-([.H16]/[.G16]))*100" office:value-type="float" office:value="99.75242109142" calcext:value-type="float">
            <text:p>99.75242109142</text:p>
          </table:table-cell>
          <table:table-cell office:value-type="float" office:value="1.932997" calcext:value-type="float">
            <text:p>1.9329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BP_libquantum_24</text:p>
          </table:table-cell>
          <table:table-cell office:value-type="float" office:value="50321861" calcext:value-type="float">
            <text:p>50321861</text:p>
          </table:table-cell>
          <table:table-cell office:value-type="float" office:value="43969398" calcext:value-type="float">
            <text:p>43969398</text:p>
          </table:table-cell>
          <table:table-cell office:value-type="float" office:value="259260" calcext:value-type="float">
            <text:p>259260</text:p>
          </table:table-cell>
          <table:table-cell table:formula="of:=(1-([.D17]/[.C17]))*100" office:value-type="float" office:value="99.410362634485" calcext:value-type="float">
            <text:p>99.410362634485</text:p>
          </table:table-cell>
          <table:table-cell office:value-type="float" office:value="214566" calcext:value-type="float">
            <text:p>214566</text:p>
          </table:table-cell>
          <table:table-cell office:value-type="float" office:value="213692" calcext:value-type="float">
            <text:p>213692</text:p>
          </table:table-cell>
          <table:table-cell office:value-type="float" office:value="874" calcext:value-type="float">
            <text:p>874</text:p>
          </table:table-cell>
          <table:table-cell table:formula="of:=(1-([.H17]/[.G17]))*100" office:value-type="float" office:value="99.5910001310297" calcext:value-type="float">
            <text:p>99.5910001310297</text:p>
          </table:table-cell>
          <table:table-cell office:value-type="float" office:value="1.994323" calcext:value-type="float">
            <text:p>1.994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BP_libquantum_48</text:p>
          </table:table-cell>
          <table:table-cell office:value-type="float" office:value="50258576" calcext:value-type="float">
            <text:p>50258576</text:p>
          </table:table-cell>
          <table:table-cell office:value-type="float" office:value="43925888" calcext:value-type="float">
            <text:p>43925888</text:p>
          </table:table-cell>
          <table:table-cell office:value-type="float" office:value="250455" calcext:value-type="float">
            <text:p>250455</text:p>
          </table:table-cell>
          <table:table-cell table:formula="of:=(1-([.D18]/[.C18]))*100" office:value-type="float" office:value="99.4298237066943" calcext:value-type="float">
            <text:p>99.4298237066943</text:p>
          </table:table-cell>
          <table:table-cell office:value-type="float" office:value="215853" calcext:value-type="float">
            <text:p>215853</text:p>
          </table:table-cell>
          <table:table-cell office:value-type="float" office:value="215191" calcext:value-type="float">
            <text:p>215191</text:p>
          </table:table-cell>
          <table:table-cell office:value-type="float" office:value="662" calcext:value-type="float">
            <text:p>662</text:p>
          </table:table-cell>
          <table:table-cell table:formula="of:=(1-([.H18]/[.G18]))*100" office:value-type="float" office:value="99.6923663164352" calcext:value-type="float">
            <text:p>99.6923663164352</text:p>
          </table:table-cell>
          <table:table-cell office:value-type="float" office:value="1.994993" calcext:value-type="float">
            <text:p>1.994993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BiMod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erceptronBP_soplex_12</text:p>
          </table:table-cell>
          <table:table-cell office:value-type="float" office:value="44178362" calcext:value-type="float">
            <text:p>44178362</text:p>
          </table:table-cell>
          <table:table-cell office:value-type="float" office:value="25221489" calcext:value-type="float">
            <text:p>25221489</text:p>
          </table:table-cell>
          <table:table-cell office:value-type="float" office:value="1977193" calcext:value-type="float">
            <text:p>1977193</text:p>
          </table:table-cell>
          <table:table-cell table:formula="of:=(1-([.D19]/[.C19]))*100" office:value-type="float" office:value="92.1606809177682" calcext:value-type="float">
            <text:p>92.1606809177682</text:p>
          </table:table-cell>
          <table:table-cell office:value-type="float" office:value="2222389" calcext:value-type="float">
            <text:p>2222389</text:p>
          </table:table-cell>
          <table:table-cell office:value-type="float" office:value="2168983" calcext:value-type="float">
            <text:p>2168983</text:p>
          </table:table-cell>
          <table:table-cell office:value-type="float" office:value="53406" calcext:value-type="float">
            <text:p>53406</text:p>
          </table:table-cell>
          <table:table-cell table:formula="of:=(1-([.H19]/[.G19]))*100" office:value-type="float" office:value="97.5377400376121" calcext:value-type="float">
            <text:p>97.5377400376121</text:p>
          </table:table-cell>
          <table:table-cell office:value-type="float" office:value="1.224946" calcext:value-type="float">
            <text:p>1.224946</text:p>
          </table:table-cell>
          <table:table-cell table:number-columns-repeated="3"/>
          <table:table-cell table:style-name="ce5"/>
          <table:table-cell table:style-name="ce7" office:value-type="string" calcext:value-type="string">
            <text:p>Accuracy Soplex</text:p>
          </table:table-cell>
          <table:table-cell table:style-name="ce7" office:value-type="string" calcext:value-type="string">
            <text:p>Accuracy Libquantum</text:p>
          </table:table-cell>
        </table:table-row>
        <table:table-row table:style-name="ro1">
          <table:table-cell office:value-type="string" calcext:value-type="string">
            <text:p>PerceptronBP_soplex_24</text:p>
          </table:table-cell>
          <table:table-cell office:value-type="float" office:value="43518063" calcext:value-type="float">
            <text:p>43518063</text:p>
          </table:table-cell>
          <table:table-cell office:value-type="float" office:value="24730640" calcext:value-type="float">
            <text:p>24730640</text:p>
          </table:table-cell>
          <table:table-cell office:value-type="float" office:value="1800640" calcext:value-type="float">
            <text:p>1800640</text:p>
          </table:table-cell>
          <table:table-cell table:formula="of:=(1-([.D20]/[.C20]))*100" office:value-type="float" office:value="92.7189915020396" calcext:value-type="float">
            <text:p>92.7189915020396</text:p>
          </table:table-cell>
          <table:table-cell office:value-type="float" office:value="2221694" calcext:value-type="float">
            <text:p>2221694</text:p>
          </table:table-cell>
          <table:table-cell office:value-type="float" office:value="2166040" calcext:value-type="float">
            <text:p>2166040</text:p>
          </table:table-cell>
          <table:table-cell office:value-type="float" office:value="55654" calcext:value-type="float">
            <text:p>55654</text:p>
          </table:table-cell>
          <table:table-cell table:formula="of:=(1-([.H20]/[.G20]))*100" office:value-type="float" office:value="97.4306106997101" calcext:value-type="float">
            <text:p>97.4306106997101</text:p>
          </table:table-cell>
          <table:table-cell office:value-type="float" office:value="1.246475" calcext:value-type="float">
            <text:p>1.246475</text:p>
          </table:table-cell>
          <table:table-cell table:number-columns-repeated="3"/>
          <table:table-cell table:style-name="ce6" office:value-type="string" calcext:value-type="string">
            <text:p>BiModeBP_2048_1024</text:p>
          </table:table-cell>
          <table:table-cell table:style-name="ce8" office:value-type="float" office:value="92.1208530923123" calcext:value-type="float">
            <text:p>92.121</text:p>
          </table:table-cell>
          <table:table-cell table:style-name="ce8" office:value-type="float" office:value="97.9917524971848" calcext:value-type="float">
            <text:p>97.992</text:p>
          </table:table-cell>
        </table:table-row>
        <table:table-row table:style-name="ro1">
          <table:table-cell office:value-type="string" calcext:value-type="string">
            <text:p>PerceptronBP_soplex_48</text:p>
          </table:table-cell>
          <table:table-cell office:value-type="float" office:value="43242643" calcext:value-type="float">
            <text:p>43242643</text:p>
          </table:table-cell>
          <table:table-cell office:value-type="float" office:value="24553503" calcext:value-type="float">
            <text:p>24553503</text:p>
          </table:table-cell>
          <table:table-cell office:value-type="float" office:value="1708965" calcext:value-type="float">
            <text:p>1708965</text:p>
          </table:table-cell>
          <table:table-cell table:formula="of:=(1-([.D21]/[.C21]))*100" office:value-type="float" office:value="93.0398322390088" calcext:value-type="float">
            <text:p>93.0398322390088</text:p>
          </table:table-cell>
          <table:table-cell office:value-type="float" office:value="2222308" calcext:value-type="float">
            <text:p>2222308</text:p>
          </table:table-cell>
          <table:table-cell office:value-type="float" office:value="2167184" calcext:value-type="float">
            <text:p>2167184</text:p>
          </table:table-cell>
          <table:table-cell office:value-type="float" office:value="55124" calcext:value-type="float">
            <text:p>55124</text:p>
          </table:table-cell>
          <table:table-cell table:formula="of:=(1-([.H21]/[.G21]))*100" office:value-type="float" office:value="97.4564227126077" calcext:value-type="float">
            <text:p>97.4564227126077</text:p>
          </table:table-cell>
          <table:table-cell office:value-type="float" office:value="1.255132" calcext:value-type="float">
            <text:p>1.255132</text:p>
          </table:table-cell>
          <table:table-cell table:number-columns-repeated="3"/>
          <table:table-cell table:style-name="ce6" office:value-type="string" calcext:value-type="string">
            <text:p>BiModeBP_4096_2048</text:p>
          </table:table-cell>
          <table:table-cell table:style-name="ce8" office:value-type="float" office:value="92.3242995888507" calcext:value-type="float">
            <text:p>92.324</text:p>
          </table:table-cell>
          <table:table-cell table:style-name="ce8" office:value-type="float" office:value="98.1462407165748" calcext:value-type="float">
            <text:p>98.146</text:p>
          </table:table-cell>
        </table:table-row>
        <table:table-row table:style-name="ro1">
          <table:table-cell office:value-type="string" calcext:value-type="string">
            <text:p>TournamentBP_libquantum</text:p>
          </table:table-cell>
          <table:table-cell office:value-type="float" office:value="50818850" calcext:value-type="float">
            <text:p>50818850</text:p>
          </table:table-cell>
          <table:table-cell office:value-type="float" office:value="44398173" calcext:value-type="float">
            <text:p>44398173</text:p>
          </table:table-cell>
          <table:table-cell office:value-type="float" office:value="351059" calcext:value-type="float">
            <text:p>351059</text:p>
          </table:table-cell>
          <table:table-cell table:formula="of:=(1-([.D22]/[.C22]))*100" office:value-type="float" office:value="99.2092940400948" calcext:value-type="float">
            <text:p>99.2092940400948</text:p>
          </table:table-cell>
          <table:table-cell office:value-type="float" office:value="213048" calcext:value-type="float">
            <text:p>213048</text:p>
          </table:table-cell>
          <table:table-cell office:value-type="float" office:value="212407" calcext:value-type="float">
            <text:p>212407</text:p>
          </table:table-cell>
          <table:table-cell office:value-type="float" office:value="641" calcext:value-type="float">
            <text:p>641</text:p>
          </table:table-cell>
          <table:table-cell table:formula="of:=(1-([.H22]/[.G22]))*100" office:value-type="float" office:value="99.6982208684271" calcext:value-type="float">
            <text:p>99.6982208684271</text:p>
          </table:table-cell>
          <table:table-cell office:value-type="float" office:value="1.976993" calcext:value-type="float">
            <text:p>1.976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rnamentBP_soplex</text:p>
          </table:table-cell>
          <table:table-cell office:value-type="float" office:value="44124184" calcext:value-type="float">
            <text:p>44124184</text:p>
          </table:table-cell>
          <table:table-cell office:value-type="float" office:value="25107121" calcext:value-type="float">
            <text:p>25107121</text:p>
          </table:table-cell>
          <table:table-cell office:value-type="float" office:value="1924298" calcext:value-type="float">
            <text:p>1924298</text:p>
          </table:table-cell>
          <table:table-cell table:formula="of:=(1-([.D23]/[.C23]))*100" office:value-type="float" office:value="92.3356485197964" calcext:value-type="float">
            <text:p>92.3356485197964</text:p>
          </table:table-cell>
          <table:table-cell office:value-type="float" office:value="2246416" calcext:value-type="float">
            <text:p>2246416</text:p>
          </table:table-cell>
          <table:table-cell office:value-type="float" office:value="2176349" calcext:value-type="float">
            <text:p>2176349</text:p>
          </table:table-cell>
          <table:table-cell office:value-type="float" office:value="70067" calcext:value-type="float">
            <text:p>70067</text:p>
          </table:table-cell>
          <table:table-cell table:formula="of:=(1-([.H23]/[.G23]))*100" office:value-type="float" office:value="96.7805255499003" calcext:value-type="float">
            <text:p>96.7805255499003</text:p>
          </table:table-cell>
          <table:table-cell office:value-type="float" office:value="1.232328" calcext:value-type="float">
            <text:p>1.232328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Yags 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YagsBP_libquantum_2048_1024</text:p>
          </table:table-cell>
          <table:table-cell office:value-type="float" office:value="54238341" calcext:value-type="float">
            <text:p>54238341</text:p>
          </table:table-cell>
          <table:table-cell office:value-type="float" office:value="46747914" calcext:value-type="float">
            <text:p>46747914</text:p>
          </table:table-cell>
          <table:table-cell office:value-type="float" office:value="899976" calcext:value-type="float">
            <text:p>899976</text:p>
          </table:table-cell>
          <table:table-cell table:formula="of:=(1-([.D24]/[.C24]))*100" office:value-type="float" office:value="98.0748317454336" calcext:value-type="float">
            <text:p>98.0748317454336</text:p>
          </table:table-cell>
          <table:table-cell office:value-type="float" office:value="240340" calcext:value-type="float">
            <text:p>240340</text:p>
          </table:table-cell>
          <table:table-cell office:value-type="float" office:value="239591" calcext:value-type="float">
            <text:p>239591</text:p>
          </table:table-cell>
          <table:table-cell office:value-type="float" office:value="749" calcext:value-type="float">
            <text:p>749</text:p>
          </table:table-cell>
          <table:table-cell table:formula="of:=(1-([.H24]/[.G24]))*100" office:value-type="float" office:value="99.6873839167581" calcext:value-type="float">
            <text:p>99.6873839167581</text:p>
          </table:table-cell>
          <table:table-cell office:value-type="float" office:value="1.894393" calcext:value-type="float">
            <text:p>1.894393</text:p>
          </table:table-cell>
          <table:table-cell table:number-columns-repeated="3"/>
          <table:table-cell table:style-name="ce5"/>
          <table:table-cell table:style-name="ce7" office:value-type="string" calcext:value-type="string">
            <text:p>Accuracy Soplex</text:p>
          </table:table-cell>
          <table:table-cell table:style-name="ce7" office:value-type="string" calcext:value-type="string">
            <text:p>Accuracy Libquantum</text:p>
          </table:table-cell>
        </table:table-row>
        <table:table-row table:style-name="ro1">
          <table:table-cell office:value-type="string" calcext:value-type="string">
            <text:p>YagsBP_libquantum_2048_2048</text:p>
          </table:table-cell>
          <table:table-cell office:value-type="float" office:value="53500720" calcext:value-type="float">
            <text:p>53500720</text:p>
          </table:table-cell>
          <table:table-cell office:value-type="float" office:value="46196342" calcext:value-type="float">
            <text:p>46196342</text:p>
          </table:table-cell>
          <table:table-cell office:value-type="float" office:value="795982" calcext:value-type="float">
            <text:p>795982</text:p>
          </table:table-cell>
          <table:table-cell table:formula="of:=(1-([.D25]/[.C25]))*100" office:value-type="float" office:value="98.2769588120202" calcext:value-type="float">
            <text:p>98.2769588120202</text:p>
          </table:table-cell>
          <table:table-cell office:value-type="float" office:value="244565" calcext:value-type="float">
            <text:p>244565</text:p>
          </table:table-cell>
          <table:table-cell office:value-type="float" office:value="243844" calcext:value-type="float">
            <text:p>243844</text:p>
          </table:table-cell>
          <table:table-cell office:value-type="float" office:value="721" calcext:value-type="float">
            <text:p>721</text:p>
          </table:table-cell>
          <table:table-cell table:formula="of:=(1-([.H25]/[.G25]))*100" office:value-type="float" office:value="99.7043191548695" calcext:value-type="float">
            <text:p>99.7043191548695</text:p>
          </table:table-cell>
          <table:table-cell office:value-type="float" office:value="1.909436" calcext:value-type="float">
            <text:p>1.909436</text:p>
          </table:table-cell>
          <table:table-cell table:number-columns-repeated="3"/>
          <table:table-cell table:style-name="ce4" office:value-type="string" calcext:value-type="string">
            <text:p>YagsBP_2048_1024</text:p>
          </table:table-cell>
          <table:table-cell table:style-name="ce8" office:value-type="float" office:value="92.1237643073168" calcext:value-type="float">
            <text:p>92.124</text:p>
          </table:table-cell>
          <table:table-cell table:style-name="ce8" office:value-type="float" office:value="98.0748317454336" calcext:value-type="float">
            <text:p>98.075</text:p>
          </table:table-cell>
        </table:table-row>
        <table:table-row table:style-name="ro1">
          <table:table-cell office:value-type="string" calcext:value-type="string">
            <text:p>YagsBP_libquantum_4096_1024</text:p>
          </table:table-cell>
          <table:table-cell office:value-type="float" office:value="53851260" calcext:value-type="float">
            <text:p>53851260</text:p>
          </table:table-cell>
          <table:table-cell office:value-type="float" office:value="46633824" calcext:value-type="float">
            <text:p>46633824</text:p>
          </table:table-cell>
          <table:table-cell office:value-type="float" office:value="902320" calcext:value-type="float">
            <text:p>902320</text:p>
          </table:table-cell>
          <table:table-cell table:formula="of:=(1-([.D26]/[.C26]))*100" office:value-type="float" office:value="98.0650954122913" calcext:value-type="float">
            <text:p>98.0650954122913</text:p>
          </table:table-cell>
          <table:table-cell office:value-type="float" office:value="213663" calcext:value-type="float">
            <text:p>213663</text:p>
          </table:table-cell>
          <table:table-cell office:value-type="float" office:value="212910" calcext:value-type="float">
            <text:p>212910</text:p>
          </table:table-cell>
          <table:table-cell office:value-type="float" office:value="753" calcext:value-type="float">
            <text:p>753</text:p>
          </table:table-cell>
          <table:table-cell table:formula="of:=(1-([.H26]/[.G26]))*100" office:value-type="float" office:value="99.6463294349725" calcext:value-type="float">
            <text:p>99.6463294349725</text:p>
          </table:table-cell>
          <table:table-cell office:value-type="float" office:value="1.893587" calcext:value-type="float">
            <text:p>1.893587</text:p>
          </table:table-cell>
          <table:table-cell table:number-columns-repeated="3"/>
          <table:table-cell table:style-name="ce4" office:value-type="string" calcext:value-type="string">
            <text:p>YagsBP_2048_2048</text:p>
          </table:table-cell>
          <table:table-cell table:style-name="ce8" office:value-type="float" office:value="92.3158273766821" calcext:value-type="float">
            <text:p>92.316</text:p>
          </table:table-cell>
          <table:table-cell table:style-name="ce8" office:value-type="float" office:value="98.2769588120202" calcext:value-type="float">
            <text:p>98.277</text:p>
          </table:table-cell>
        </table:table-row>
        <table:table-row table:style-name="ro1">
          <table:table-cell office:value-type="string" calcext:value-type="string">
            <text:p>YagsBP_libquantum_4096_2048</text:p>
          </table:table-cell>
          <table:table-cell office:value-type="float" office:value="53170347" calcext:value-type="float">
            <text:p>53170347</text:p>
          </table:table-cell>
          <table:table-cell office:value-type="float" office:value="46101910" calcext:value-type="float">
            <text:p>46101910</text:p>
          </table:table-cell>
          <table:table-cell office:value-type="float" office:value="800287" calcext:value-type="float">
            <text:p>800287</text:p>
          </table:table-cell>
          <table:table-cell table:formula="of:=(1-([.D27]/[.C27]))*100" office:value-type="float" office:value="98.2640914443675" calcext:value-type="float">
            <text:p>98.2640914443675</text:p>
          </table:table-cell>
          <table:table-cell office:value-type="float" office:value="214304" calcext:value-type="float">
            <text:p>214304</text:p>
          </table:table-cell>
          <table:table-cell office:value-type="float" office:value="213582" calcext:value-type="float">
            <text:p>213582</text:p>
          </table:table-cell>
          <table:table-cell office:value-type="float" office:value="722" calcext:value-type="float">
            <text:p>722</text:p>
          </table:table-cell>
          <table:table-cell table:formula="of:=(1-([.H27]/[.G27]))*100" office:value-type="float" office:value="99.6619565319175" calcext:value-type="float">
            <text:p>99.6619565319175</text:p>
          </table:table-cell>
          <table:table-cell office:value-type="float" office:value="1.908796" calcext:value-type="float">
            <text:p>1.908796</text:p>
          </table:table-cell>
          <table:table-cell table:number-columns-repeated="3"/>
          <table:table-cell table:style-name="ce4" office:value-type="string" calcext:value-type="string">
            <text:p>YagsBP_4096_1024</text:p>
          </table:table-cell>
          <table:table-cell table:style-name="ce8" office:value-type="float" office:value="92.1398174316993" calcext:value-type="float">
            <text:p>92.140</text:p>
          </table:table-cell>
          <table:table-cell table:style-name="ce8" office:value-type="float" office:value="98.0650954122913" calcext:value-type="float">
            <text:p>98.065</text:p>
          </table:table-cell>
        </table:table-row>
        <table:table-row table:style-name="ro1">
          <table:table-cell office:value-type="string" calcext:value-type="string">
            <text:p>YagsBP_soplex_2048_1024</text:p>
          </table:table-cell>
          <table:table-cell office:value-type="float" office:value="44102017" calcext:value-type="float">
            <text:p>44102017</text:p>
          </table:table-cell>
          <table:table-cell office:value-type="float" office:value="25241106" calcext:value-type="float">
            <text:p>25241106</text:p>
          </table:table-cell>
          <table:table-cell office:value-type="float" office:value="1988049" calcext:value-type="float">
            <text:p>1988049</text:p>
          </table:table-cell>
          <table:table-cell table:formula="of:=(1-([.D28]/[.C28]))*100" office:value-type="float" office:value="92.1237643073168" calcext:value-type="float">
            <text:p>92.1237643073168</text:p>
          </table:table-cell>
          <table:table-cell office:value-type="float" office:value="2220223" calcext:value-type="float">
            <text:p>2220223</text:p>
          </table:table-cell>
          <table:table-cell office:value-type="float" office:value="2163229" calcext:value-type="float">
            <text:p>2163229</text:p>
          </table:table-cell>
          <table:table-cell office:value-type="float" office:value="56994" calcext:value-type="float">
            <text:p>56994</text:p>
          </table:table-cell>
          <table:table-cell table:formula="of:=(1-([.H28]/[.G28]))*100" office:value-type="float" office:value="97.3653274803546" calcext:value-type="float">
            <text:p>97.3653274803546</text:p>
          </table:table-cell>
          <table:table-cell office:value-type="float" office:value="1.223287" calcext:value-type="float">
            <text:p>1.223287</text:p>
          </table:table-cell>
          <table:table-cell table:number-columns-repeated="3"/>
          <table:table-cell table:style-name="ce4" office:value-type="string" calcext:value-type="string">
            <text:p>YagsBP_4096_2048</text:p>
          </table:table-cell>
          <table:table-cell table:style-name="ce8" office:value-type="float" office:value="92.3347578367416" calcext:value-type="float">
            <text:p>92.335</text:p>
          </table:table-cell>
          <table:table-cell table:style-name="ce8" office:value-type="float" office:value="98.2640914443675" calcext:value-type="float">
            <text:p>98.264</text:p>
          </table:table-cell>
        </table:table-row>
        <table:table-row table:style-name="ro1">
          <table:table-cell office:value-type="string" calcext:value-type="string">
            <text:p>YagsBP_soplex_2048_2048</text:p>
          </table:table-cell>
          <table:table-cell office:value-type="float" office:value="44001192" calcext:value-type="float">
            <text:p>44001192</text:p>
          </table:table-cell>
          <table:table-cell office:value-type="float" office:value="25136187" calcext:value-type="float">
            <text:p>25136187</text:p>
          </table:table-cell>
          <table:table-cell office:value-type="float" office:value="1931508" calcext:value-type="float">
            <text:p>1931508</text:p>
          </table:table-cell>
          <table:table-cell table:formula="of:=(1-([.D29]/[.C29]))*100" office:value-type="float" office:value="92.3158273766821" calcext:value-type="float">
            <text:p>92.3158273766821</text:p>
          </table:table-cell>
          <table:table-cell office:value-type="float" office:value="2220568" calcext:value-type="float">
            <text:p>2220568</text:p>
          </table:table-cell>
          <table:table-cell office:value-type="float" office:value="2164770" calcext:value-type="float">
            <text:p>2164770</text:p>
          </table:table-cell>
          <table:table-cell office:value-type="float" office:value="55798" calcext:value-type="float">
            <text:p>55798</text:p>
          </table:table-cell>
          <table:table-cell table:formula="of:=(1-([.H29]/[.G29]))*100" office:value-type="float" office:value="97.4224513458705" calcext:value-type="float">
            <text:p>97.4224513458705</text:p>
          </table:table-cell>
          <table:table-cell office:value-type="float" office:value="1.229172" calcext:value-type="float">
            <text:p>1.229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gsBP_soplex_4096_1024</text:p>
          </table:table-cell>
          <table:table-cell office:value-type="float" office:value="44095071" calcext:value-type="float">
            <text:p>44095071</text:p>
          </table:table-cell>
          <table:table-cell office:value-type="float" office:value="25242060" calcext:value-type="float">
            <text:p>25242060</text:p>
          </table:table-cell>
          <table:table-cell office:value-type="float" office:value="1984072" calcext:value-type="float">
            <text:p>1984072</text:p>
          </table:table-cell>
          <table:table-cell table:formula="of:=(1-([.D30]/[.C30]))*100" office:value-type="float" office:value="92.1398174316993" calcext:value-type="float">
            <text:p>92.1398174316993</text:p>
          </table:table-cell>
          <table:table-cell office:value-type="float" office:value="2219392" calcext:value-type="float">
            <text:p>2219392</text:p>
          </table:table-cell>
          <table:table-cell office:value-type="float" office:value="2162823" calcext:value-type="float">
            <text:p>2162823</text:p>
          </table:table-cell>
          <table:table-cell office:value-type="float" office:value="56569" calcext:value-type="float">
            <text:p>56569</text:p>
          </table:table-cell>
          <table:table-cell table:formula="of:=(1-([.H30]/[.G30]))*100" office:value-type="float" office:value="97.3844831500312" calcext:value-type="float">
            <text:p>97.3844831500312</text:p>
          </table:table-cell>
          <table:table-cell office:value-type="float" office:value="1.223718" calcext:value-type="float">
            <text:p>1.223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gsBP_soplex_4096_2048</text:p>
          </table:table-cell>
          <table:table-cell office:value-type="float" office:value="43988556" calcext:value-type="float">
            <text:p>43988556</text:p>
          </table:table-cell>
          <table:table-cell office:value-type="float" office:value="25132735" calcext:value-type="float">
            <text:p>25132735</text:p>
          </table:table-cell>
          <table:table-cell office:value-type="float" office:value="1926485" calcext:value-type="float">
            <text:p>1926485</text:p>
          </table:table-cell>
          <table:table-cell table:formula="of:=(1-([.D31]/[.C31]))*100" office:value-type="float" office:value="92.3347578367416" calcext:value-type="float">
            <text:p>92.3347578367416</text:p>
          </table:table-cell>
          <table:table-cell office:value-type="float" office:value="2220053" calcext:value-type="float">
            <text:p>2220053</text:p>
          </table:table-cell>
          <table:table-cell office:value-type="float" office:value="2164763" calcext:value-type="float">
            <text:p>2164763</text:p>
          </table:table-cell>
          <table:table-cell office:value-type="float" office:value="55290" calcext:value-type="float">
            <text:p>55290</text:p>
          </table:table-cell>
          <table:table-cell table:formula="of:=(1-([.H31]/[.G31]))*100" office:value-type="float" office:value="97.4459097831957" calcext:value-type="float">
            <text:p>97.4459097831957</text:p>
          </table:table-cell>
          <table:table-cell office:value-type="float" office:value="1.229835" calcext:value-type="float">
            <text:p>1.22983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9" table:number-rows-spanned="1">
            <text:p>Soplex</text:p>
          </table:table-cell>
          <table:covered-table-cell table:number-columns-repeated="8"/>
          <table:table-cell table:number-columns-repeated="7"/>
        </table:table-row>
        <table:table-row table:style-name="ro1">
          <table:table-cell office:value-type="string" calcext:value-type="string">
            <text:p>Predictor Type</text:p>
          </table:table-cell>
          <table:table-cell office:value-type="string" calcext:value-type="string">
            <text:p>Conditional Lookups</text:p>
          </table:table-cell>
          <table:table-cell office:value-type="string" calcext:value-type="string">
            <text:p>Conditional Predicted</text:p>
          </table:table-cell>
          <table:table-cell office:value-type="string" calcext:value-type="string">
            <text:p>Conditional Incorrect</text:p>
          </table:table-cell>
          <table:table-cell office:value-type="string" calcext:value-type="string">
            <text:p>Conditional Accuracy (%)</text:p>
          </table:table-cell>
          <table:table-cell office:value-type="string" calcext:value-type="string">
            <text:p>Indirect Lookups</text:p>
          </table:table-cell>
          <table:table-cell office:value-type="string" calcext:value-type="string">
            <text:p>Indirect Hits</text:p>
          </table:table-cell>
          <table:table-cell office:value-type="string" calcext:value-type="string">
            <text:p>Indirect Misses</text:p>
          </table:table-cell>
          <table:table-cell office:value-type="string" calcext:value-type="string">
            <text:p>Indirect Accuracy (%)</text:p>
          </table:table-cell>
          <table:table-cell office:value-type="string" calcext:value-type="string">
            <text:p>IP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ModeBP_2048_1024</text:p>
          </table:table-cell>
          <table:table-cell office:value-type="float" office:value="44124344" calcext:value-type="float">
            <text:p>44124344</text:p>
          </table:table-cell>
          <table:table-cell office:value-type="float" office:value="25222921" calcext:value-type="float">
            <text:p>25222921</text:p>
          </table:table-cell>
          <table:table-cell office:value-type="float" office:value="1987351" calcext:value-type="float">
            <text:p>1987351</text:p>
          </table:table-cell>
          <table:table-cell office:value-type="float" office:value="92.1208530923123" calcext:value-type="float">
            <text:p>92.1208530923123</text:p>
          </table:table-cell>
          <table:table-cell office:value-type="float" office:value="2222658" calcext:value-type="float">
            <text:p>2222658</text:p>
          </table:table-cell>
          <table:table-cell office:value-type="float" office:value="2164460" calcext:value-type="float">
            <text:p>2164460</text:p>
          </table:table-cell>
          <table:table-cell office:value-type="float" office:value="58198" calcext:value-type="float">
            <text:p>58198</text:p>
          </table:table-cell>
          <table:table-cell office:value-type="float" office:value="97.3112000221764" calcext:value-type="float">
            <text:p>97.3112000221764</text:p>
          </table:table-cell>
          <table:table-cell office:value-type="float" office:value="1.224072" calcext:value-type="float">
            <text:p>1.2240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ModeBP_4096_2048</text:p>
          </table:table-cell>
          <table:table-cell office:value-type="float" office:value="44046834" calcext:value-type="float">
            <text:p>44046834</text:p>
          </table:table-cell>
          <table:table-cell office:value-type="float" office:value="25130775" calcext:value-type="float">
            <text:p>25130775</text:p>
          </table:table-cell>
          <table:table-cell office:value-type="float" office:value="1928963" calcext:value-type="float">
            <text:p>1928963</text:p>
          </table:table-cell>
          <table:table-cell office:value-type="float" office:value="92.3242995888507" calcext:value-type="float">
            <text:p>92.3242995888507</text:p>
          </table:table-cell>
          <table:table-cell office:value-type="float" office:value="2227938" calcext:value-type="float">
            <text:p>2227938</text:p>
          </table:table-cell>
          <table:table-cell office:value-type="float" office:value="2171004" calcext:value-type="float">
            <text:p>2171004</text:p>
          </table:table-cell>
          <table:table-cell office:value-type="float" office:value="56934" calcext:value-type="float">
            <text:p>56934</text:p>
          </table:table-cell>
          <table:table-cell office:value-type="float" office:value="97.3775267111438" calcext:value-type="float">
            <text:p>97.3775267111438</text:p>
          </table:table-cell>
          <table:table-cell office:value-type="float" office:value="1.230153" calcext:value-type="float">
            <text:p>1.2301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hareBP_2048</text:p>
          </table:table-cell>
          <table:table-cell office:value-type="float" office:value="44261180" calcext:value-type="float">
            <text:p>44261180</text:p>
          </table:table-cell>
          <table:table-cell office:value-type="float" office:value="25201992" calcext:value-type="float">
            <text:p>25201992</text:p>
          </table:table-cell>
          <table:table-cell office:value-type="float" office:value="1990880" calcext:value-type="float">
            <text:p>1990880</text:p>
          </table:table-cell>
          <table:table-cell office:value-type="float" office:value="92.1003069916061" calcext:value-type="float">
            <text:p>92.1003069916061</text:p>
          </table:table-cell>
          <table:table-cell office:value-type="float" office:value="2249564" calcext:value-type="float">
            <text:p>2249564</text:p>
          </table:table-cell>
          <table:table-cell office:value-type="float" office:value="2173628" calcext:value-type="float">
            <text:p>2173628</text:p>
          </table:table-cell>
          <table:table-cell office:value-type="float" office:value="75936" calcext:value-type="float">
            <text:p>75936</text:p>
          </table:table-cell>
          <table:table-cell office:value-type="float" office:value="96.5064859304352" calcext:value-type="float">
            <text:p>96.5064859304352</text:p>
          </table:table-cell>
          <table:table-cell office:value-type="float" office:value="1.22508" calcext:value-type="float">
            <text:p>1.225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hareBP_4096</text:p>
          </table:table-cell>
          <table:table-cell office:value-type="float" office:value="44261180" calcext:value-type="float">
            <text:p>44261180</text:p>
          </table:table-cell>
          <table:table-cell office:value-type="float" office:value="25201992" calcext:value-type="float">
            <text:p>25201992</text:p>
          </table:table-cell>
          <table:table-cell office:value-type="float" office:value="1990880" calcext:value-type="float">
            <text:p>1990880</text:p>
          </table:table-cell>
          <table:table-cell office:value-type="float" office:value="92.1003069916061" calcext:value-type="float">
            <text:p>92.1003069916061</text:p>
          </table:table-cell>
          <table:table-cell office:value-type="float" office:value="2249564" calcext:value-type="float">
            <text:p>2249564</text:p>
          </table:table-cell>
          <table:table-cell office:value-type="float" office:value="2173628" calcext:value-type="float">
            <text:p>2173628</text:p>
          </table:table-cell>
          <table:table-cell office:value-type="float" office:value="75936" calcext:value-type="float">
            <text:p>75936</text:p>
          </table:table-cell>
          <table:table-cell office:value-type="float" office:value="96.5064859304352" calcext:value-type="float">
            <text:p>96.5064859304352</text:p>
          </table:table-cell>
          <table:table-cell office:value-type="float" office:value="1.22508" calcext:value-type="float">
            <text:p>1.225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calBP_2048</text:p>
          </table:table-cell>
          <table:table-cell office:value-type="float" office:value="46217034" calcext:value-type="float">
            <text:p>46217034</text:p>
          </table:table-cell>
          <table:table-cell office:value-type="float" office:value="26645799" calcext:value-type="float">
            <text:p>26645799</text:p>
          </table:table-cell>
          <table:table-cell office:value-type="float" office:value="2406449" calcext:value-type="float">
            <text:p>2406449</text:p>
          </table:table-cell>
          <table:table-cell office:value-type="float" office:value="90.9687489573873" calcext:value-type="float">
            <text:p>90.9687489573873</text:p>
          </table:table-cell>
          <table:table-cell office:value-type="float" office:value="2275549" calcext:value-type="float">
            <text:p>2275549</text:p>
          </table:table-cell>
          <table:table-cell office:value-type="float" office:value="2236878" calcext:value-type="float">
            <text:p>2236878</text:p>
          </table:table-cell>
          <table:table-cell office:value-type="float" office:value="38671" calcext:value-type="float">
            <text:p>38671</text:p>
          </table:table-cell>
          <table:table-cell office:value-type="float" office:value="98.2712065655793" calcext:value-type="float">
            <text:p>98.2712065655793</text:p>
          </table:table-cell>
          <table:table-cell office:value-type="float" office:value="1.178266" calcext:value-type="float">
            <text:p>1.178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calBP_4096</text:p>
          </table:table-cell>
          <table:table-cell office:value-type="float" office:value="46084894" calcext:value-type="float">
            <text:p>46084894</text:p>
          </table:table-cell>
          <table:table-cell office:value-type="float" office:value="26605505" calcext:value-type="float">
            <text:p>26605505</text:p>
          </table:table-cell>
          <table:table-cell office:value-type="float" office:value="2365783" calcext:value-type="float">
            <text:p>2365783</text:p>
          </table:table-cell>
          <table:table-cell office:value-type="float" office:value="91.1079192069461" calcext:value-type="float">
            <text:p>91.1079192069461</text:p>
          </table:table-cell>
          <table:table-cell office:value-type="float" office:value="2273891" calcext:value-type="float">
            <text:p>2273891</text:p>
          </table:table-cell>
          <table:table-cell office:value-type="float" office:value="2236139" calcext:value-type="float">
            <text:p>2236139</text:p>
          </table:table-cell>
          <table:table-cell office:value-type="float" office:value="37752" calcext:value-type="float">
            <text:p>37752</text:p>
          </table:table-cell>
          <table:table-cell office:value-type="float" office:value="98.3117328573939" calcext:value-type="float">
            <text:p>98.3117328573939</text:p>
          </table:table-cell>
          <table:table-cell office:value-type="float" office:value="1.181936" calcext:value-type="float">
            <text:p>1.1819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TAGE</text:p>
          </table:table-cell>
          <table:table-cell office:value-type="float" office:value="42062168" calcext:value-type="float">
            <text:p>42062168</text:p>
          </table:table-cell>
          <table:table-cell office:value-type="float" office:value="23857178" calcext:value-type="float">
            <text:p>23857178</text:p>
          </table:table-cell>
          <table:table-cell office:value-type="float" office:value="1467424" calcext:value-type="float">
            <text:p>1467424</text:p>
          </table:table-cell>
          <table:table-cell office:value-type="float" office:value="93.8491300186468" calcext:value-type="float">
            <text:p>93.8491300186468</text:p>
          </table:table-cell>
          <table:table-cell office:value-type="float" office:value="2185282" calcext:value-type="float">
            <text:p>2185282</text:p>
          </table:table-cell>
          <table:table-cell office:value-type="float" office:value="2140105" calcext:value-type="float">
            <text:p>2140105</text:p>
          </table:table-cell>
          <table:table-cell office:value-type="float" office:value="45177" calcext:value-type="float">
            <text:p>45177</text:p>
          </table:table-cell>
          <table:table-cell office:value-type="float" office:value="97.8890288093341" calcext:value-type="float">
            <text:p>97.8890288093341</text:p>
          </table:table-cell>
          <table:table-cell office:value-type="float" office:value="1.283252" calcext:value-type="float">
            <text:p>1.2832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BP_12</text:p>
          </table:table-cell>
          <table:table-cell office:value-type="float" office:value="44178362" calcext:value-type="float">
            <text:p>44178362</text:p>
          </table:table-cell>
          <table:table-cell office:value-type="float" office:value="25221489" calcext:value-type="float">
            <text:p>25221489</text:p>
          </table:table-cell>
          <table:table-cell office:value-type="float" office:value="1977193" calcext:value-type="float">
            <text:p>1977193</text:p>
          </table:table-cell>
          <table:table-cell office:value-type="float" office:value="92.1606809177682" calcext:value-type="float">
            <text:p>92.1606809177682</text:p>
          </table:table-cell>
          <table:table-cell office:value-type="float" office:value="2222389" calcext:value-type="float">
            <text:p>2222389</text:p>
          </table:table-cell>
          <table:table-cell office:value-type="float" office:value="2168983" calcext:value-type="float">
            <text:p>2168983</text:p>
          </table:table-cell>
          <table:table-cell office:value-type="float" office:value="53406" calcext:value-type="float">
            <text:p>53406</text:p>
          </table:table-cell>
          <table:table-cell office:value-type="float" office:value="97.5377400376121" calcext:value-type="float">
            <text:p>97.5377400376121</text:p>
          </table:table-cell>
          <table:table-cell office:value-type="float" office:value="1.224946" calcext:value-type="float">
            <text:p>1.2249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BP_24</text:p>
          </table:table-cell>
          <table:table-cell office:value-type="float" office:value="43518063" calcext:value-type="float">
            <text:p>43518063</text:p>
          </table:table-cell>
          <table:table-cell office:value-type="float" office:value="24730640" calcext:value-type="float">
            <text:p>24730640</text:p>
          </table:table-cell>
          <table:table-cell office:value-type="float" office:value="1800640" calcext:value-type="float">
            <text:p>1800640</text:p>
          </table:table-cell>
          <table:table-cell office:value-type="float" office:value="92.7189915020396" calcext:value-type="float">
            <text:p>92.7189915020396</text:p>
          </table:table-cell>
          <table:table-cell office:value-type="float" office:value="2221694" calcext:value-type="float">
            <text:p>2221694</text:p>
          </table:table-cell>
          <table:table-cell office:value-type="float" office:value="2166040" calcext:value-type="float">
            <text:p>2166040</text:p>
          </table:table-cell>
          <table:table-cell office:value-type="float" office:value="55654" calcext:value-type="float">
            <text:p>55654</text:p>
          </table:table-cell>
          <table:table-cell office:value-type="float" office:value="97.4306106997101" calcext:value-type="float">
            <text:p>97.4306106997101</text:p>
          </table:table-cell>
          <table:table-cell office:value-type="float" office:value="1.246475" calcext:value-type="float">
            <text:p>1.246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BP_48</text:p>
          </table:table-cell>
          <table:table-cell office:value-type="float" office:value="43242643" calcext:value-type="float">
            <text:p>43242643</text:p>
          </table:table-cell>
          <table:table-cell office:value-type="float" office:value="24553503" calcext:value-type="float">
            <text:p>24553503</text:p>
          </table:table-cell>
          <table:table-cell office:value-type="float" office:value="1708965" calcext:value-type="float">
            <text:p>1708965</text:p>
          </table:table-cell>
          <table:table-cell office:value-type="float" office:value="93.0398322390088" calcext:value-type="float">
            <text:p>93.0398322390088</text:p>
          </table:table-cell>
          <table:table-cell office:value-type="float" office:value="2222308" calcext:value-type="float">
            <text:p>2222308</text:p>
          </table:table-cell>
          <table:table-cell office:value-type="float" office:value="2167184" calcext:value-type="float">
            <text:p>2167184</text:p>
          </table:table-cell>
          <table:table-cell office:value-type="float" office:value="55124" calcext:value-type="float">
            <text:p>55124</text:p>
          </table:table-cell>
          <table:table-cell office:value-type="float" office:value="97.4564227126077" calcext:value-type="float">
            <text:p>97.4564227126077</text:p>
          </table:table-cell>
          <table:table-cell office:value-type="float" office:value="1.255132" calcext:value-type="float">
            <text:p>1.255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rnamentBP</text:p>
          </table:table-cell>
          <table:table-cell office:value-type="float" office:value="44124184" calcext:value-type="float">
            <text:p>44124184</text:p>
          </table:table-cell>
          <table:table-cell office:value-type="float" office:value="25107121" calcext:value-type="float">
            <text:p>25107121</text:p>
          </table:table-cell>
          <table:table-cell office:value-type="float" office:value="1924298" calcext:value-type="float">
            <text:p>1924298</text:p>
          </table:table-cell>
          <table:table-cell office:value-type="float" office:value="92.3356485197964" calcext:value-type="float">
            <text:p>92.3356485197964</text:p>
          </table:table-cell>
          <table:table-cell office:value-type="float" office:value="2246416" calcext:value-type="float">
            <text:p>2246416</text:p>
          </table:table-cell>
          <table:table-cell office:value-type="float" office:value="2176349" calcext:value-type="float">
            <text:p>2176349</text:p>
          </table:table-cell>
          <table:table-cell office:value-type="float" office:value="70067" calcext:value-type="float">
            <text:p>70067</text:p>
          </table:table-cell>
          <table:table-cell office:value-type="float" office:value="96.7805255499003" calcext:value-type="float">
            <text:p>96.7805255499003</text:p>
          </table:table-cell>
          <table:table-cell office:value-type="float" office:value="1.232328" calcext:value-type="float">
            <text:p>1.232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gsBP_2048_1024</text:p>
          </table:table-cell>
          <table:table-cell office:value-type="float" office:value="44102017" calcext:value-type="float">
            <text:p>44102017</text:p>
          </table:table-cell>
          <table:table-cell office:value-type="float" office:value="25241106" calcext:value-type="float">
            <text:p>25241106</text:p>
          </table:table-cell>
          <table:table-cell office:value-type="float" office:value="1988049" calcext:value-type="float">
            <text:p>1988049</text:p>
          </table:table-cell>
          <table:table-cell office:value-type="float" office:value="92.1237643073168" calcext:value-type="float">
            <text:p>92.1237643073168</text:p>
          </table:table-cell>
          <table:table-cell office:value-type="float" office:value="2220223" calcext:value-type="float">
            <text:p>2220223</text:p>
          </table:table-cell>
          <table:table-cell office:value-type="float" office:value="2163229" calcext:value-type="float">
            <text:p>2163229</text:p>
          </table:table-cell>
          <table:table-cell office:value-type="float" office:value="56994" calcext:value-type="float">
            <text:p>56994</text:p>
          </table:table-cell>
          <table:table-cell office:value-type="float" office:value="97.3653274803546" calcext:value-type="float">
            <text:p>97.3653274803546</text:p>
          </table:table-cell>
          <table:table-cell office:value-type="float" office:value="1.223287" calcext:value-type="float">
            <text:p>1.223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gsBP_2048_2048</text:p>
          </table:table-cell>
          <table:table-cell office:value-type="float" office:value="44001192" calcext:value-type="float">
            <text:p>44001192</text:p>
          </table:table-cell>
          <table:table-cell office:value-type="float" office:value="25136187" calcext:value-type="float">
            <text:p>25136187</text:p>
          </table:table-cell>
          <table:table-cell office:value-type="float" office:value="1931508" calcext:value-type="float">
            <text:p>1931508</text:p>
          </table:table-cell>
          <table:table-cell office:value-type="float" office:value="92.3158273766821" calcext:value-type="float">
            <text:p>92.3158273766821</text:p>
          </table:table-cell>
          <table:table-cell office:value-type="float" office:value="2220568" calcext:value-type="float">
            <text:p>2220568</text:p>
          </table:table-cell>
          <table:table-cell office:value-type="float" office:value="2164770" calcext:value-type="float">
            <text:p>2164770</text:p>
          </table:table-cell>
          <table:table-cell office:value-type="float" office:value="55798" calcext:value-type="float">
            <text:p>55798</text:p>
          </table:table-cell>
          <table:table-cell office:value-type="float" office:value="97.4224513458705" calcext:value-type="float">
            <text:p>97.4224513458705</text:p>
          </table:table-cell>
          <table:table-cell office:value-type="float" office:value="1.229172" calcext:value-type="float">
            <text:p>1.229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gsBP_4096_1024</text:p>
          </table:table-cell>
          <table:table-cell office:value-type="float" office:value="44095071" calcext:value-type="float">
            <text:p>44095071</text:p>
          </table:table-cell>
          <table:table-cell office:value-type="float" office:value="25242060" calcext:value-type="float">
            <text:p>25242060</text:p>
          </table:table-cell>
          <table:table-cell office:value-type="float" office:value="1984072" calcext:value-type="float">
            <text:p>1984072</text:p>
          </table:table-cell>
          <table:table-cell office:value-type="float" office:value="92.1398174316993" calcext:value-type="float">
            <text:p>92.1398174316993</text:p>
          </table:table-cell>
          <table:table-cell office:value-type="float" office:value="2219392" calcext:value-type="float">
            <text:p>2219392</text:p>
          </table:table-cell>
          <table:table-cell office:value-type="float" office:value="2162823" calcext:value-type="float">
            <text:p>2162823</text:p>
          </table:table-cell>
          <table:table-cell office:value-type="float" office:value="56569" calcext:value-type="float">
            <text:p>56569</text:p>
          </table:table-cell>
          <table:table-cell office:value-type="float" office:value="97.3844831500312" calcext:value-type="float">
            <text:p>97.3844831500312</text:p>
          </table:table-cell>
          <table:table-cell office:value-type="float" office:value="1.223718" calcext:value-type="float">
            <text:p>1.223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gsBP_4096_2048</text:p>
          </table:table-cell>
          <table:table-cell office:value-type="float" office:value="43988556" calcext:value-type="float">
            <text:p>43988556</text:p>
          </table:table-cell>
          <table:table-cell office:value-type="float" office:value="25132735" calcext:value-type="float">
            <text:p>25132735</text:p>
          </table:table-cell>
          <table:table-cell office:value-type="float" office:value="1926485" calcext:value-type="float">
            <text:p>1926485</text:p>
          </table:table-cell>
          <table:table-cell office:value-type="float" office:value="92.3347578367416" calcext:value-type="float">
            <text:p>92.3347578367416</text:p>
          </table:table-cell>
          <table:table-cell office:value-type="float" office:value="2220053" calcext:value-type="float">
            <text:p>2220053</text:p>
          </table:table-cell>
          <table:table-cell office:value-type="float" office:value="2164763" calcext:value-type="float">
            <text:p>2164763</text:p>
          </table:table-cell>
          <table:table-cell office:value-type="float" office:value="55290" calcext:value-type="float">
            <text:p>55290</text:p>
          </table:table-cell>
          <table:table-cell office:value-type="float" office:value="97.4459097831957" calcext:value-type="float">
            <text:p>97.4459097831957</text:p>
          </table:table-cell>
          <table:table-cell office:value-type="float" office:value="1.229835" calcext:value-type="float">
            <text:p>1.22983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9" table:number-rows-spanned="1">
            <text:p>Libquantum</text:p>
          </table:table-cell>
          <table:covered-table-cell table:number-columns-repeated="8"/>
          <table:table-cell table:number-columns-repeated="7"/>
        </table:table-row>
        <table:table-row table:style-name="ro1">
          <table:table-cell office:value-type="string" calcext:value-type="string">
            <text:p>Predictor Type</text:p>
          </table:table-cell>
          <table:table-cell office:value-type="string" calcext:value-type="string">
            <text:p>Conditional Lookups</text:p>
          </table:table-cell>
          <table:table-cell office:value-type="string" calcext:value-type="string">
            <text:p>Conditional Predicted</text:p>
          </table:table-cell>
          <table:table-cell office:value-type="string" calcext:value-type="string">
            <text:p>Conditional Incorrect</text:p>
          </table:table-cell>
          <table:table-cell office:value-type="string" calcext:value-type="string">
            <text:p>Conditional Accuracy (%)</text:p>
          </table:table-cell>
          <table:table-cell office:value-type="string" calcext:value-type="string">
            <text:p>Indirect Lookups</text:p>
          </table:table-cell>
          <table:table-cell office:value-type="string" calcext:value-type="string">
            <text:p>Indirect Hits</text:p>
          </table:table-cell>
          <table:table-cell office:value-type="string" calcext:value-type="string">
            <text:p>Indirect Misses</text:p>
          </table:table-cell>
          <table:table-cell office:value-type="string" calcext:value-type="string">
            <text:p>Indirect Accuracy (%)</text:p>
          </table:table-cell>
          <table:table-cell office:value-type="string" calcext:value-type="string">
            <text:p>IP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ModeBP_2048_1024</text:p>
          </table:table-cell>
          <table:table-cell office:value-type="float" office:value="54208921" calcext:value-type="float">
            <text:p>54208921</text:p>
          </table:table-cell>
          <table:table-cell office:value-type="float" office:value="46725416" calcext:value-type="float">
            <text:p>46725416</text:p>
          </table:table-cell>
          <table:table-cell office:value-type="float" office:value="938362" calcext:value-type="float">
            <text:p>938362</text:p>
          </table:table-cell>
          <table:table-cell office:value-type="float" office:value="97.9917524971848" calcext:value-type="float">
            <text:p>97.9917524971848</text:p>
          </table:table-cell>
          <table:table-cell office:value-type="float" office:value="240733" calcext:value-type="float">
            <text:p>240733</text:p>
          </table:table-cell>
          <table:table-cell office:value-type="float" office:value="240066" calcext:value-type="float">
            <text:p>240066</text:p>
          </table:table-cell>
          <table:table-cell office:value-type="float" office:value="667" calcext:value-type="float">
            <text:p>667</text:p>
          </table:table-cell>
          <table:table-cell office:value-type="float" office:value="99.722159739405" calcext:value-type="float">
            <text:p>99.722159739405</text:p>
          </table:table-cell>
          <table:table-cell office:value-type="float" office:value="1.89445" calcext:value-type="float">
            <text:p>1.89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ModeBP_4096_2048</text:p>
          </table:table-cell>
          <table:table-cell office:value-type="float" office:value="53286477" calcext:value-type="float">
            <text:p>53286477</text:p>
          </table:table-cell>
          <table:table-cell office:value-type="float" office:value="46176114" calcext:value-type="float">
            <text:p>46176114</text:p>
          </table:table-cell>
          <table:table-cell office:value-type="float" office:value="855994" calcext:value-type="float">
            <text:p>855994</text:p>
          </table:table-cell>
          <table:table-cell office:value-type="float" office:value="98.1462407165748" calcext:value-type="float">
            <text:p>98.1462407165748</text:p>
          </table:table-cell>
          <table:table-cell office:value-type="float" office:value="214538" calcext:value-type="float">
            <text:p>214538</text:p>
          </table:table-cell>
          <table:table-cell office:value-type="float" office:value="213843" calcext:value-type="float">
            <text:p>213843</text:p>
          </table:table-cell>
          <table:table-cell office:value-type="float" office:value="695" calcext:value-type="float">
            <text:p>695</text:p>
          </table:table-cell>
          <table:table-cell office:value-type="float" office:value="99.6749952067638" calcext:value-type="float">
            <text:p>99.6749952067638</text:p>
          </table:table-cell>
          <table:table-cell office:value-type="float" office:value="1.905421" calcext:value-type="float">
            <text:p>1.905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hareBP_2048</text:p>
          </table:table-cell>
          <table:table-cell office:value-type="float" office:value="53184666" calcext:value-type="float">
            <text:p>53184666</text:p>
          </table:table-cell>
          <table:table-cell office:value-type="float" office:value="46061483" calcext:value-type="float">
            <text:p>46061483</text:p>
          </table:table-cell>
          <table:table-cell office:value-type="float" office:value="859587" calcext:value-type="float">
            <text:p>859587</text:p>
          </table:table-cell>
          <table:table-cell office:value-type="float" office:value="98.1338269113046" calcext:value-type="float">
            <text:p>98.1338269113046</text:p>
          </table:table-cell>
          <table:table-cell office:value-type="float" office:value="218849" calcext:value-type="float">
            <text:p>218849</text:p>
          </table:table-cell>
          <table:table-cell office:value-type="float" office:value="218108" calcext:value-type="float">
            <text:p>218108</text:p>
          </table:table-cell>
          <table:table-cell office:value-type="float" office:value="741" calcext:value-type="float">
            <text:p>741</text:p>
          </table:table-cell>
          <table:table-cell office:value-type="float" office:value="99.6602600546518" calcext:value-type="float">
            <text:p>99.6602600546518</text:p>
          </table:table-cell>
          <table:table-cell office:value-type="float" office:value="1.902311" calcext:value-type="float">
            <text:p>1.9023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hareBP_4096</text:p>
          </table:table-cell>
          <table:table-cell office:value-type="float" office:value="53054519" calcext:value-type="float">
            <text:p>53054519</text:p>
          </table:table-cell>
          <table:table-cell office:value-type="float" office:value="45823185" calcext:value-type="float">
            <text:p>45823185</text:p>
          </table:table-cell>
          <table:table-cell office:value-type="float" office:value="778553" calcext:value-type="float">
            <text:p>778553</text:p>
          </table:table-cell>
          <table:table-cell office:value-type="float" office:value="98.3009627113436" calcext:value-type="float">
            <text:p>98.3009627113436</text:p>
          </table:table-cell>
          <table:table-cell office:value-type="float" office:value="248340" calcext:value-type="float">
            <text:p>248340</text:p>
          </table:table-cell>
          <table:table-cell office:value-type="float" office:value="243474" calcext:value-type="float">
            <text:p>243474</text:p>
          </table:table-cell>
          <table:table-cell office:value-type="float" office:value="4866" calcext:value-type="float">
            <text:p>4866</text:p>
          </table:table-cell>
          <table:table-cell office:value-type="float" office:value="98.0014293107272" calcext:value-type="float">
            <text:p>98.0014293107272</text:p>
          </table:table-cell>
          <table:table-cell office:value-type="float" office:value="1.91502" calcext:value-type="float">
            <text:p>1.91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calBP_2048</text:p>
          </table:table-cell>
          <table:table-cell office:value-type="float" office:value="60215722" calcext:value-type="float">
            <text:p>60215722</text:p>
          </table:table-cell>
          <table:table-cell office:value-type="float" office:value="51367142" calcext:value-type="float">
            <text:p>51367142</text:p>
          </table:table-cell>
          <table:table-cell office:value-type="float" office:value="2276671" calcext:value-type="float">
            <text:p>2276671</text:p>
          </table:table-cell>
          <table:table-cell office:value-type="float" office:value="95.567845686256" calcext:value-type="float">
            <text:p>95.567845686256</text:p>
          </table:table-cell>
          <table:table-cell office:value-type="float" office:value="244819" calcext:value-type="float">
            <text:p>244819</text:p>
          </table:table-cell>
          <table:table-cell office:value-type="float" office:value="244289" calcext:value-type="float">
            <text:p>244289</text:p>
          </table:table-cell>
          <table:table-cell office:value-type="float" office:value="530" calcext:value-type="float">
            <text:p>530</text:p>
          </table:table-cell>
          <table:table-cell office:value-type="float" office:value="99.7830438537961" calcext:value-type="float">
            <text:p>99.7830438537961</text:p>
          </table:table-cell>
          <table:table-cell office:value-type="float" office:value="1.750948" calcext:value-type="float">
            <text:p>1.7509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calBP_4096</text:p>
          </table:table-cell>
          <table:table-cell office:value-type="float" office:value="60215481" calcext:value-type="float">
            <text:p>60215481</text:p>
          </table:table-cell>
          <table:table-cell office:value-type="float" office:value="51367310" calcext:value-type="float">
            <text:p>51367310</text:p>
          </table:table-cell>
          <table:table-cell office:value-type="float" office:value="2276471" calcext:value-type="float">
            <text:p>2276471</text:p>
          </table:table-cell>
          <table:table-cell office:value-type="float" office:value="95.5682495345775" calcext:value-type="float">
            <text:p>95.5682495345775</text:p>
          </table:table-cell>
          <table:table-cell office:value-type="float" office:value="244796" calcext:value-type="float">
            <text:p>244796</text:p>
          </table:table-cell>
          <table:table-cell office:value-type="float" office:value="244286" calcext:value-type="float">
            <text:p>244286</text:p>
          </table:table-cell>
          <table:table-cell office:value-type="float" office:value="510" calcext:value-type="float">
            <text:p>510</text:p>
          </table:table-cell>
          <table:table-cell office:value-type="float" office:value="99.7912283143529" calcext:value-type="float">
            <text:p>99.7912283143529</text:p>
          </table:table-cell>
          <table:table-cell office:value-type="float" office:value="1.751103" calcext:value-type="float">
            <text:p>1.751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TAGE</text:p>
          </table:table-cell>
          <table:table-cell office:value-type="float" office:value="49868641" calcext:value-type="float">
            <text:p>49868641</text:p>
          </table:table-cell>
          <table:table-cell office:value-type="float" office:value="43614872" calcext:value-type="float">
            <text:p>43614872</text:p>
          </table:table-cell>
          <table:table-cell office:value-type="float" office:value="191864" calcext:value-type="float">
            <text:p>191864</text:p>
          </table:table-cell>
          <table:table-cell office:value-type="float" office:value="99.5600950061254" calcext:value-type="float">
            <text:p>99.5600950061254</text:p>
          </table:table-cell>
          <table:table-cell office:value-type="float" office:value="213034" calcext:value-type="float">
            <text:p>213034</text:p>
          </table:table-cell>
          <table:table-cell office:value-type="float" office:value="212389" calcext:value-type="float">
            <text:p>212389</text:p>
          </table:table-cell>
          <table:table-cell office:value-type="float" office:value="645" calcext:value-type="float">
            <text:p>645</text:p>
          </table:table-cell>
          <table:table-cell office:value-type="float" office:value="99.6963119558923" calcext:value-type="float">
            <text:p>99.6963119558923</text:p>
          </table:table-cell>
          <table:table-cell office:value-type="float" office:value="2.006988" calcext:value-type="float">
            <text:p>2.006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BP_12</text:p>
          </table:table-cell>
          <table:table-cell office:value-type="float" office:value="52972957" calcext:value-type="float">
            <text:p>52972957</text:p>
          </table:table-cell>
          <table:table-cell office:value-type="float" office:value="45627675" calcext:value-type="float">
            <text:p>45627675</text:p>
          </table:table-cell>
          <table:table-cell office:value-type="float" office:value="631394" calcext:value-type="float">
            <text:p>631394</text:p>
          </table:table-cell>
          <table:table-cell office:value-type="float" office:value="98.6162038718826" calcext:value-type="float">
            <text:p>98.6162038718826</text:p>
          </table:table-cell>
          <table:table-cell office:value-type="float" office:value="261168" calcext:value-type="float">
            <text:p>261168</text:p>
          </table:table-cell>
          <table:table-cell office:value-type="float" office:value="260523" calcext:value-type="float">
            <text:p>260523</text:p>
          </table:table-cell>
          <table:table-cell office:value-type="float" office:value="645" calcext:value-type="float">
            <text:p>645</text:p>
          </table:table-cell>
          <table:table-cell office:value-type="float" office:value="99.75242109142" calcext:value-type="float">
            <text:p>99.75242109142</text:p>
          </table:table-cell>
          <table:table-cell office:value-type="float" office:value="1.932997" calcext:value-type="float">
            <text:p>1.9329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BP_24</text:p>
          </table:table-cell>
          <table:table-cell office:value-type="float" office:value="50321861" calcext:value-type="float">
            <text:p>50321861</text:p>
          </table:table-cell>
          <table:table-cell office:value-type="float" office:value="43969398" calcext:value-type="float">
            <text:p>43969398</text:p>
          </table:table-cell>
          <table:table-cell office:value-type="float" office:value="259260" calcext:value-type="float">
            <text:p>259260</text:p>
          </table:table-cell>
          <table:table-cell office:value-type="float" office:value="99.410362634485" calcext:value-type="float">
            <text:p>99.410362634485</text:p>
          </table:table-cell>
          <table:table-cell office:value-type="float" office:value="214566" calcext:value-type="float">
            <text:p>214566</text:p>
          </table:table-cell>
          <table:table-cell office:value-type="float" office:value="213692" calcext:value-type="float">
            <text:p>213692</text:p>
          </table:table-cell>
          <table:table-cell office:value-type="float" office:value="874" calcext:value-type="float">
            <text:p>874</text:p>
          </table:table-cell>
          <table:table-cell office:value-type="float" office:value="99.5910001310297" calcext:value-type="float">
            <text:p>99.5910001310297</text:p>
          </table:table-cell>
          <table:table-cell office:value-type="float" office:value="1.994323" calcext:value-type="float">
            <text:p>1.994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BP_48</text:p>
          </table:table-cell>
          <table:table-cell office:value-type="float" office:value="50258576" calcext:value-type="float">
            <text:p>50258576</text:p>
          </table:table-cell>
          <table:table-cell office:value-type="float" office:value="43925888" calcext:value-type="float">
            <text:p>43925888</text:p>
          </table:table-cell>
          <table:table-cell office:value-type="float" office:value="250455" calcext:value-type="float">
            <text:p>250455</text:p>
          </table:table-cell>
          <table:table-cell office:value-type="float" office:value="99.4298237066943" calcext:value-type="float">
            <text:p>99.4298237066943</text:p>
          </table:table-cell>
          <table:table-cell office:value-type="float" office:value="215853" calcext:value-type="float">
            <text:p>215853</text:p>
          </table:table-cell>
          <table:table-cell office:value-type="float" office:value="215191" calcext:value-type="float">
            <text:p>215191</text:p>
          </table:table-cell>
          <table:table-cell office:value-type="float" office:value="662" calcext:value-type="float">
            <text:p>662</text:p>
          </table:table-cell>
          <table:table-cell office:value-type="float" office:value="99.6923663164352" calcext:value-type="float">
            <text:p>99.6923663164352</text:p>
          </table:table-cell>
          <table:table-cell office:value-type="float" office:value="1.994993" calcext:value-type="float">
            <text:p>1.994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rnamentBP</text:p>
          </table:table-cell>
          <table:table-cell office:value-type="float" office:value="50818850" calcext:value-type="float">
            <text:p>50818850</text:p>
          </table:table-cell>
          <table:table-cell office:value-type="float" office:value="44398173" calcext:value-type="float">
            <text:p>44398173</text:p>
          </table:table-cell>
          <table:table-cell office:value-type="float" office:value="351059" calcext:value-type="float">
            <text:p>351059</text:p>
          </table:table-cell>
          <table:table-cell office:value-type="float" office:value="99.2092940400948" calcext:value-type="float">
            <text:p>99.2092940400948</text:p>
          </table:table-cell>
          <table:table-cell office:value-type="float" office:value="213048" calcext:value-type="float">
            <text:p>213048</text:p>
          </table:table-cell>
          <table:table-cell office:value-type="float" office:value="212407" calcext:value-type="float">
            <text:p>212407</text:p>
          </table:table-cell>
          <table:table-cell office:value-type="float" office:value="641" calcext:value-type="float">
            <text:p>641</text:p>
          </table:table-cell>
          <table:table-cell office:value-type="float" office:value="99.6982208684271" calcext:value-type="float">
            <text:p>99.6982208684271</text:p>
          </table:table-cell>
          <table:table-cell office:value-type="float" office:value="1.976993" calcext:value-type="float">
            <text:p>1.976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gsBP_2048_1024</text:p>
          </table:table-cell>
          <table:table-cell office:value-type="float" office:value="54238341" calcext:value-type="float">
            <text:p>54238341</text:p>
          </table:table-cell>
          <table:table-cell office:value-type="float" office:value="46747914" calcext:value-type="float">
            <text:p>46747914</text:p>
          </table:table-cell>
          <table:table-cell office:value-type="float" office:value="899976" calcext:value-type="float">
            <text:p>899976</text:p>
          </table:table-cell>
          <table:table-cell office:value-type="float" office:value="98.0748317454336" calcext:value-type="float">
            <text:p>98.0748317454336</text:p>
          </table:table-cell>
          <table:table-cell office:value-type="float" office:value="240340" calcext:value-type="float">
            <text:p>240340</text:p>
          </table:table-cell>
          <table:table-cell office:value-type="float" office:value="239591" calcext:value-type="float">
            <text:p>239591</text:p>
          </table:table-cell>
          <table:table-cell office:value-type="float" office:value="749" calcext:value-type="float">
            <text:p>749</text:p>
          </table:table-cell>
          <table:table-cell office:value-type="float" office:value="99.6873839167581" calcext:value-type="float">
            <text:p>99.6873839167581</text:p>
          </table:table-cell>
          <table:table-cell office:value-type="float" office:value="1.894393" calcext:value-type="float">
            <text:p>1.894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gsBP_2048_2048</text:p>
          </table:table-cell>
          <table:table-cell office:value-type="float" office:value="53500720" calcext:value-type="float">
            <text:p>53500720</text:p>
          </table:table-cell>
          <table:table-cell office:value-type="float" office:value="46196342" calcext:value-type="float">
            <text:p>46196342</text:p>
          </table:table-cell>
          <table:table-cell office:value-type="float" office:value="795982" calcext:value-type="float">
            <text:p>795982</text:p>
          </table:table-cell>
          <table:table-cell office:value-type="float" office:value="98.2769588120202" calcext:value-type="float">
            <text:p>98.2769588120202</text:p>
          </table:table-cell>
          <table:table-cell office:value-type="float" office:value="244565" calcext:value-type="float">
            <text:p>244565</text:p>
          </table:table-cell>
          <table:table-cell office:value-type="float" office:value="243844" calcext:value-type="float">
            <text:p>243844</text:p>
          </table:table-cell>
          <table:table-cell office:value-type="float" office:value="721" calcext:value-type="float">
            <text:p>721</text:p>
          </table:table-cell>
          <table:table-cell office:value-type="float" office:value="99.7043191548695" calcext:value-type="float">
            <text:p>99.7043191548695</text:p>
          </table:table-cell>
          <table:table-cell office:value-type="float" office:value="1.909436" calcext:value-type="float">
            <text:p>1.909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gsBP_4096_1024</text:p>
          </table:table-cell>
          <table:table-cell office:value-type="float" office:value="53851260" calcext:value-type="float">
            <text:p>53851260</text:p>
          </table:table-cell>
          <table:table-cell office:value-type="float" office:value="46633824" calcext:value-type="float">
            <text:p>46633824</text:p>
          </table:table-cell>
          <table:table-cell office:value-type="float" office:value="902320" calcext:value-type="float">
            <text:p>902320</text:p>
          </table:table-cell>
          <table:table-cell office:value-type="float" office:value="98.0650954122913" calcext:value-type="float">
            <text:p>98.0650954122913</text:p>
          </table:table-cell>
          <table:table-cell office:value-type="float" office:value="213663" calcext:value-type="float">
            <text:p>213663</text:p>
          </table:table-cell>
          <table:table-cell office:value-type="float" office:value="212910" calcext:value-type="float">
            <text:p>212910</text:p>
          </table:table-cell>
          <table:table-cell office:value-type="float" office:value="753" calcext:value-type="float">
            <text:p>753</text:p>
          </table:table-cell>
          <table:table-cell office:value-type="float" office:value="99.6463294349725" calcext:value-type="float">
            <text:p>99.6463294349725</text:p>
          </table:table-cell>
          <table:table-cell office:value-type="float" office:value="1.893587" calcext:value-type="float">
            <text:p>1.8935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gsBP_4096_2048</text:p>
          </table:table-cell>
          <table:table-cell office:value-type="float" office:value="53170347" calcext:value-type="float">
            <text:p>53170347</text:p>
          </table:table-cell>
          <table:table-cell office:value-type="float" office:value="46101910" calcext:value-type="float">
            <text:p>46101910</text:p>
          </table:table-cell>
          <table:table-cell office:value-type="float" office:value="800287" calcext:value-type="float">
            <text:p>800287</text:p>
          </table:table-cell>
          <table:table-cell office:value-type="float" office:value="98.2640914443675" calcext:value-type="float">
            <text:p>98.2640914443675</text:p>
          </table:table-cell>
          <table:table-cell office:value-type="float" office:value="214304" calcext:value-type="float">
            <text:p>214304</text:p>
          </table:table-cell>
          <table:table-cell office:value-type="float" office:value="213582" calcext:value-type="float">
            <text:p>213582</text:p>
          </table:table-cell>
          <table:table-cell office:value-type="float" office:value="722" calcext:value-type="float">
            <text:p>722</text:p>
          </table:table-cell>
          <table:table-cell office:value-type="float" office:value="99.6619565319175" calcext:value-type="float">
            <text:p>99.6619565319175</text:p>
          </table:table-cell>
          <table:table-cell office:value-type="float" office:value="1.908796" calcext:value-type="float">
            <text:p>1.908796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bp_lookups.A1:bp_lookups.I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14:04:57.4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4T21:25:38.863000000</dc:date>
    <meta:editing-duration>PT3H32M55S</meta:editing-duration>
    <meta:editing-cycles>16</meta:editing-cycles>
    <meta:generator>LibreOffice/6.1.4.2$Windows_X86_64 LibreOffice_project/9d0f32d1f0b509096fd65e0d4bec26ddd1938fd3</meta:generator>
    <meta:document-statistic meta:table-count="1" meta:cell-count="6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6.075cm" svg:y="0.389cm" chart:style-name="ch2">
          <text:p>Libquantum Branch Predictor Accuracy</text:p>
        </chart:title>
        <chart:plot-area chart:style-name="ch3" table:cell-range-address="bp_lookups.A53:bp_lookups.A67 bp_lookups.E52:bp_lookups.E67" chart:data-source-has-labels="both" svg:x="1.404cm" svg:y="1.436cm" svg:width="18.511cm" svg:height="10.043cm">
          <chartooo:coordinate-region svg:x="2.815cm" svg:y="1.436cm" svg:width="17.1cm" svg:height="7.567cm"/>
          <chart:axis chart:dimension="x" chart:name="primary-x" chart:style-name="ch4" chartooo:axis-type="auto">
            <chartooo:date-scale/>
            <chart:title svg:x="9.431cm" svg:y="11.734cm" chart:style-name="ch5">
              <text:p>Branch Predictor</text:p>
            </chart:title>
            <chart:categories table:cell-range-address="bp_lookups.A53:bp_lookups.A67"/>
          </chart:axis>
          <chart:axis chart:dimension="y" chart:name="primary-y" chart:style-name="ch6">
            <chart:title svg:x="0.451cm" svg:y="7.454cm" chart:style-name="ch7">
              <text:p>Accuracy (%)</text:p>
            </chart:title>
            <chart:grid chart:style-name="ch8" chart:class="major"/>
          </chart:axis>
          <chart:series chart:style-name="ch9" chart:values-cell-range-address="bp_lookups.E53:bp_lookups.E67" chart:label-cell-address="bp_lookups.E52:bp_lookups.E52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ditional Accuracy (%)</text:p>
                <draw:g>
                  <svg:desc>bp_lookups.E52:bp_lookups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ModeBP_2048_1024</text:p>
                <draw:g>
                  <svg:desc>bp_lookups.A53:bp_lookups.A67</svg:desc>
                </draw:g>
              </table:table-cell>
              <table:table-cell office:value-type="float" office:value="97.9917524971848">
                <text:p>97.9917524971848</text:p>
                <draw:g>
                  <svg:desc>bp_lookups.E53:bp_lookups.E67</svg:desc>
                </draw:g>
              </table:table-cell>
            </table:table-row>
            <table:table-row>
              <table:table-cell office:value-type="string">
                <text:p>BiModeBP_4096_2048</text:p>
              </table:table-cell>
              <table:table-cell office:value-type="float" office:value="98.1462407165748">
                <text:p>98.1462407165748</text:p>
              </table:table-cell>
            </table:table-row>
            <table:table-row>
              <table:table-cell office:value-type="string">
                <text:p>GShareBP_2048</text:p>
              </table:table-cell>
              <table:table-cell office:value-type="float" office:value="98.1338269113046">
                <text:p>98.1338269113046</text:p>
              </table:table-cell>
            </table:table-row>
            <table:table-row>
              <table:table-cell office:value-type="string">
                <text:p>GShareBP_4096</text:p>
              </table:table-cell>
              <table:table-cell office:value-type="float" office:value="98.3009627113436">
                <text:p>98.3009627113436</text:p>
              </table:table-cell>
            </table:table-row>
            <table:table-row>
              <table:table-cell office:value-type="string">
                <text:p>LocalBP_2048</text:p>
              </table:table-cell>
              <table:table-cell office:value-type="float" office:value="95.567845686256">
                <text:p>95.567845686256</text:p>
              </table:table-cell>
            </table:table-row>
            <table:table-row>
              <table:table-cell office:value-type="string">
                <text:p>LocalBP_4096</text:p>
              </table:table-cell>
              <table:table-cell office:value-type="float" office:value="95.5682495345775">
                <text:p>95.5682495345775</text:p>
              </table:table-cell>
            </table:table-row>
            <table:table-row>
              <table:table-cell office:value-type="string">
                <text:p>LTAGE</text:p>
              </table:table-cell>
              <table:table-cell office:value-type="float" office:value="99.5600950061254">
                <text:p>99.5600950061254</text:p>
              </table:table-cell>
            </table:table-row>
            <table:table-row>
              <table:table-cell office:value-type="string">
                <text:p>PerceptronBP_12</text:p>
              </table:table-cell>
              <table:table-cell office:value-type="float" office:value="98.6162038718826">
                <text:p>98.6162038718826</text:p>
              </table:table-cell>
            </table:table-row>
            <table:table-row>
              <table:table-cell office:value-type="string">
                <text:p>PerceptronBP_24</text:p>
              </table:table-cell>
              <table:table-cell office:value-type="float" office:value="99.410362634485">
                <text:p>99.410362634485</text:p>
              </table:table-cell>
            </table:table-row>
            <table:table-row>
              <table:table-cell office:value-type="string">
                <text:p>PerceptronBP_48</text:p>
              </table:table-cell>
              <table:table-cell office:value-type="float" office:value="99.4298237066943">
                <text:p>99.4298237066943</text:p>
              </table:table-cell>
            </table:table-row>
            <table:table-row>
              <table:table-cell office:value-type="string">
                <text:p>TournamentBP</text:p>
              </table:table-cell>
              <table:table-cell office:value-type="float" office:value="99.2092940400948">
                <text:p>99.2092940400948</text:p>
              </table:table-cell>
            </table:table-row>
            <table:table-row>
              <table:table-cell office:value-type="string">
                <text:p>YagsBP_2048_1024</text:p>
              </table:table-cell>
              <table:table-cell office:value-type="float" office:value="98.0748317454336">
                <text:p>98.0748317454336</text:p>
              </table:table-cell>
            </table:table-row>
            <table:table-row>
              <table:table-cell office:value-type="string">
                <text:p>YagsBP_2048_2048</text:p>
              </table:table-cell>
              <table:table-cell office:value-type="float" office:value="98.2769588120202">
                <text:p>98.2769588120202</text:p>
              </table:table-cell>
            </table:table-row>
            <table:table-row>
              <table:table-cell office:value-type="string">
                <text:p>YagsBP_4096_1024</text:p>
              </table:table-cell>
              <table:table-cell office:value-type="float" office:value="98.0650954122913">
                <text:p>98.0650954122913</text:p>
              </table:table-cell>
            </table:table-row>
            <table:table-row>
              <table:table-cell office:value-type="string">
                <text:p>YagsBP_4096_2048</text:p>
              </table:table-cell>
              <table:table-cell office:value-type="float" office:value="98.2640914443675">
                <text:p>98.26409144436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6.564cm" svg:y="0.389cm" chart:style-name="ch2">
          <text:p>Soplex Branch Predictor Accuracy</text:p>
        </chart:title>
        <chart:plot-area chart:style-name="ch3" table:cell-range-address="bp_lookups.A35:bp_lookups.A49 bp_lookups.E34:bp_lookups.E49" chart:data-source-has-labels="both" svg:x="1.404cm" svg:y="1.436cm" svg:width="18.511cm" svg:height="10.043cm">
          <chartooo:coordinate-region svg:x="2.815cm" svg:y="1.436cm" svg:width="17.1cm" svg:height="7.567cm"/>
          <chart:axis chart:dimension="x" chart:name="primary-x" chart:style-name="ch4" chartooo:axis-type="auto">
            <chartooo:date-scale/>
            <chart:title svg:x="9.431cm" svg:y="11.734cm" chart:style-name="ch5">
              <text:p>Branch Predictor</text:p>
            </chart:title>
            <chart:categories table:cell-range-address="bp_lookups.A35:bp_lookups.A49"/>
          </chart:axis>
          <chart:axis chart:dimension="y" chart:name="primary-y" chart:style-name="ch6">
            <chart:title svg:x="0.451cm" svg:y="7.454cm" chart:style-name="ch7">
              <text:p>Accuracy (%)</text:p>
            </chart:title>
            <chart:grid chart:style-name="ch8" chart:class="major"/>
          </chart:axis>
          <chart:series chart:style-name="ch9" chart:values-cell-range-address="bp_lookups.E35:bp_lookups.E49" chart:label-cell-address="bp_lookups.E34:bp_lookups.E34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ditional Accuracy (%)</text:p>
                <draw:g>
                  <svg:desc>bp_lookups.E34:bp_lookups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ModeBP_2048_1024</text:p>
                <draw:g>
                  <svg:desc>bp_lookups.A35:bp_lookups.A49</svg:desc>
                </draw:g>
              </table:table-cell>
              <table:table-cell office:value-type="float" office:value="92.1208530923123">
                <text:p>92.1208530923123</text:p>
                <draw:g>
                  <svg:desc>bp_lookups.E35:bp_lookups.E49</svg:desc>
                </draw:g>
              </table:table-cell>
            </table:table-row>
            <table:table-row>
              <table:table-cell office:value-type="string">
                <text:p>BiModeBP_4096_2048</text:p>
              </table:table-cell>
              <table:table-cell office:value-type="float" office:value="92.3242995888507">
                <text:p>92.3242995888507</text:p>
              </table:table-cell>
            </table:table-row>
            <table:table-row>
              <table:table-cell office:value-type="string">
                <text:p>GShareBP_2048</text:p>
              </table:table-cell>
              <table:table-cell office:value-type="float" office:value="92.1003069916061">
                <text:p>92.1003069916061</text:p>
              </table:table-cell>
            </table:table-row>
            <table:table-row>
              <table:table-cell office:value-type="string">
                <text:p>GShareBP_4096</text:p>
              </table:table-cell>
              <table:table-cell office:value-type="float" office:value="92.1003069916061">
                <text:p>92.1003069916061</text:p>
              </table:table-cell>
            </table:table-row>
            <table:table-row>
              <table:table-cell office:value-type="string">
                <text:p>LocalBP_2048</text:p>
              </table:table-cell>
              <table:table-cell office:value-type="float" office:value="90.9687489573873">
                <text:p>90.9687489573873</text:p>
              </table:table-cell>
            </table:table-row>
            <table:table-row>
              <table:table-cell office:value-type="string">
                <text:p>LocalBP_4096</text:p>
              </table:table-cell>
              <table:table-cell office:value-type="float" office:value="91.1079192069461">
                <text:p>91.1079192069461</text:p>
              </table:table-cell>
            </table:table-row>
            <table:table-row>
              <table:table-cell office:value-type="string">
                <text:p>LTAGE</text:p>
              </table:table-cell>
              <table:table-cell office:value-type="float" office:value="93.8491300186468">
                <text:p>93.8491300186468</text:p>
              </table:table-cell>
            </table:table-row>
            <table:table-row>
              <table:table-cell office:value-type="string">
                <text:p>PerceptronBP_12</text:p>
              </table:table-cell>
              <table:table-cell office:value-type="float" office:value="92.1606809177682">
                <text:p>92.1606809177682</text:p>
              </table:table-cell>
            </table:table-row>
            <table:table-row>
              <table:table-cell office:value-type="string">
                <text:p>PerceptronBP_24</text:p>
              </table:table-cell>
              <table:table-cell office:value-type="float" office:value="92.7189915020396">
                <text:p>92.7189915020396</text:p>
              </table:table-cell>
            </table:table-row>
            <table:table-row>
              <table:table-cell office:value-type="string">
                <text:p>PerceptronBP_48</text:p>
              </table:table-cell>
              <table:table-cell office:value-type="float" office:value="93.0398322390088">
                <text:p>93.0398322390088</text:p>
              </table:table-cell>
            </table:table-row>
            <table:table-row>
              <table:table-cell office:value-type="string">
                <text:p>TournamentBP</text:p>
              </table:table-cell>
              <table:table-cell office:value-type="float" office:value="92.3356485197964">
                <text:p>92.3356485197964</text:p>
              </table:table-cell>
            </table:table-row>
            <table:table-row>
              <table:table-cell office:value-type="string">
                <text:p>YagsBP_2048_1024</text:p>
              </table:table-cell>
              <table:table-cell office:value-type="float" office:value="92.1237643073168">
                <text:p>92.1237643073168</text:p>
              </table:table-cell>
            </table:table-row>
            <table:table-row>
              <table:table-cell office:value-type="string">
                <text:p>YagsBP_2048_2048</text:p>
              </table:table-cell>
              <table:table-cell office:value-type="float" office:value="92.3158273766821">
                <text:p>92.3158273766821</text:p>
              </table:table-cell>
            </table:table-row>
            <table:table-row>
              <table:table-cell office:value-type="string">
                <text:p>YagsBP_4096_1024</text:p>
              </table:table-cell>
              <table:table-cell office:value-type="float" office:value="92.1398174316993">
                <text:p>92.1398174316993</text:p>
              </table:table-cell>
            </table:table-row>
            <table:table-row>
              <table:table-cell office:value-type="string">
                <text:p>YagsBP_4096_2048</text:p>
              </table:table-cell>
              <table:table-cell office:value-type="float" office:value="92.3347578367416">
                <text:p>92.33475783674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8.436cm" svg:y="0.389cm" chart:style-name="ch2">
          <text:p>Libquantum IPC</text:p>
        </chart:title>
        <chart:plot-area chart:style-name="ch3" table:cell-range-address="bp_lookups.A52:bp_lookups.A67 bp_lookups.J52:bp_lookups.J67" chart:data-source-has-labels="both" svg:x="1.404cm" svg:y="1.436cm" svg:width="18.511cm" svg:height="10.043cm">
          <chartooo:coordinate-region svg:x="2.815cm" svg:y="1.436cm" svg:width="17.1cm" svg:height="7.566cm"/>
          <chart:axis chart:dimension="x" chart:name="primary-x" chart:style-name="ch4" chartooo:axis-type="auto">
            <chartooo:date-scale/>
            <chart:title svg:x="9.431cm" svg:y="11.734cm" chart:style-name="ch5">
              <text:p>Branch Predictor</text:p>
            </chart:title>
            <chart:categories table:cell-range-address="bp_lookups.A53:bp_lookups.A67"/>
          </chart:axis>
          <chart:axis chart:dimension="y" chart:name="primary-y" chart:style-name="ch6">
            <chart:title svg:x="0.451cm" svg:y="8.049cm" chart:style-name="ch7">
              <text:p>Instructions Per Cycle</text:p>
            </chart:title>
            <chart:grid chart:style-name="ch8" chart:class="major"/>
          </chart:axis>
          <chart:series chart:style-name="ch9" chart:values-cell-range-address="bp_lookups.J53:bp_lookups.J67" chart:label-cell-address="bp_lookups.J52:bp_lookups.J52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bp_lookups.J52:bp_lookups.J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ModeBP_2048_1024</text:p>
                <draw:g>
                  <svg:desc>bp_lookups.A53:bp_lookups.A67</svg:desc>
                </draw:g>
              </table:table-cell>
              <table:table-cell office:value-type="float" office:value="1.89445">
                <text:p>1.89445</text:p>
                <draw:g>
                  <svg:desc>bp_lookups.J53:bp_lookups.J67</svg:desc>
                </draw:g>
              </table:table-cell>
            </table:table-row>
            <table:table-row>
              <table:table-cell office:value-type="string">
                <text:p>BiModeBP_4096_2048</text:p>
              </table:table-cell>
              <table:table-cell office:value-type="float" office:value="1.905421">
                <text:p>1.905421</text:p>
              </table:table-cell>
            </table:table-row>
            <table:table-row>
              <table:table-cell office:value-type="string">
                <text:p>GShareBP_2048</text:p>
              </table:table-cell>
              <table:table-cell office:value-type="float" office:value="1.902311">
                <text:p>1.902311</text:p>
              </table:table-cell>
            </table:table-row>
            <table:table-row>
              <table:table-cell office:value-type="string">
                <text:p>GShareBP_4096</text:p>
              </table:table-cell>
              <table:table-cell office:value-type="float" office:value="1.91502">
                <text:p>1.91502</text:p>
              </table:table-cell>
            </table:table-row>
            <table:table-row>
              <table:table-cell office:value-type="string">
                <text:p>LocalBP_2048</text:p>
              </table:table-cell>
              <table:table-cell office:value-type="float" office:value="1.750948">
                <text:p>1.750948</text:p>
              </table:table-cell>
            </table:table-row>
            <table:table-row>
              <table:table-cell office:value-type="string">
                <text:p>LocalBP_4096</text:p>
              </table:table-cell>
              <table:table-cell office:value-type="float" office:value="1.751103">
                <text:p>1.751103</text:p>
              </table:table-cell>
            </table:table-row>
            <table:table-row>
              <table:table-cell office:value-type="string">
                <text:p>LTAGE</text:p>
              </table:table-cell>
              <table:table-cell office:value-type="float" office:value="2.006988">
                <text:p>2.006988</text:p>
              </table:table-cell>
            </table:table-row>
            <table:table-row>
              <table:table-cell office:value-type="string">
                <text:p>PerceptronBP_12</text:p>
              </table:table-cell>
              <table:table-cell office:value-type="float" office:value="1.932997">
                <text:p>1.932997</text:p>
              </table:table-cell>
            </table:table-row>
            <table:table-row>
              <table:table-cell office:value-type="string">
                <text:p>PerceptronBP_24</text:p>
              </table:table-cell>
              <table:table-cell office:value-type="float" office:value="1.994323">
                <text:p>1.994323</text:p>
              </table:table-cell>
            </table:table-row>
            <table:table-row>
              <table:table-cell office:value-type="string">
                <text:p>PerceptronBP_48</text:p>
              </table:table-cell>
              <table:table-cell office:value-type="float" office:value="1.994993">
                <text:p>1.994993</text:p>
              </table:table-cell>
            </table:table-row>
            <table:table-row>
              <table:table-cell office:value-type="string">
                <text:p>TournamentBP</text:p>
              </table:table-cell>
              <table:table-cell office:value-type="float" office:value="1.976993">
                <text:p>1.976993</text:p>
              </table:table-cell>
            </table:table-row>
            <table:table-row>
              <table:table-cell office:value-type="string">
                <text:p>YagsBP_2048_1024</text:p>
              </table:table-cell>
              <table:table-cell office:value-type="float" office:value="1.894393">
                <text:p>1.894393</text:p>
              </table:table-cell>
            </table:table-row>
            <table:table-row>
              <table:table-cell office:value-type="string">
                <text:p>YagsBP_2048_2048</text:p>
              </table:table-cell>
              <table:table-cell office:value-type="float" office:value="1.909436">
                <text:p>1.909436</text:p>
              </table:table-cell>
            </table:table-row>
            <table:table-row>
              <table:table-cell office:value-type="string">
                <text:p>YagsBP_4096_1024</text:p>
              </table:table-cell>
              <table:table-cell office:value-type="float" office:value="1.893587">
                <text:p>1.893587</text:p>
              </table:table-cell>
            </table:table-row>
            <table:table-row>
              <table:table-cell office:value-type="string">
                <text:p>YagsBP_4096_2048</text:p>
              </table:table-cell>
              <table:table-cell office:value-type="float" office:value="1.908796">
                <text:p>1.9087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bf004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8.926cm" svg:y="0.389cm" chart:style-name="ch2">
          <text:p>Soplex IPC</text:p>
        </chart:title>
        <chart:plot-area chart:style-name="ch3" table:cell-range-address="bp_lookups.A34:bp_lookups.A49 bp_lookups.J34:bp_lookups.J49" chart:data-source-has-labels="both" svg:x="1.404cm" svg:y="1.436cm" svg:width="18.511cm" svg:height="10.043cm">
          <chartooo:coordinate-region svg:x="2.815cm" svg:y="1.436cm" svg:width="17.1cm" svg:height="7.567cm"/>
          <chart:axis chart:dimension="x" chart:name="primary-x" chart:style-name="ch4" chartooo:axis-type="auto">
            <chartooo:date-scale/>
            <chart:title svg:x="9.431cm" svg:y="11.734cm" chart:style-name="ch5">
              <text:p>Branch Predictor</text:p>
            </chart:title>
            <chart:categories table:cell-range-address="bp_lookups.A35:bp_lookups.A49"/>
          </chart:axis>
          <chart:axis chart:dimension="y" chart:name="primary-y" chart:style-name="ch6">
            <chart:title svg:x="0.451cm" svg:y="8.049cm" chart:style-name="ch7">
              <text:p>Instructions Per Cycle</text:p>
            </chart:title>
            <chart:grid chart:style-name="ch8" chart:class="major"/>
          </chart:axis>
          <chart:series chart:style-name="ch9" chart:values-cell-range-address="bp_lookups.J35:bp_lookups.J49" chart:label-cell-address="bp_lookups.J34:bp_lookups.J34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bp_lookups.J34:bp_lookups.J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ModeBP_2048_1024</text:p>
                <draw:g>
                  <svg:desc>bp_lookups.A35:bp_lookups.A49</svg:desc>
                </draw:g>
              </table:table-cell>
              <table:table-cell office:value-type="float" office:value="1.224072">
                <text:p>1.224072</text:p>
                <draw:g>
                  <svg:desc>bp_lookups.J35:bp_lookups.J49</svg:desc>
                </draw:g>
              </table:table-cell>
            </table:table-row>
            <table:table-row>
              <table:table-cell office:value-type="string">
                <text:p>BiModeBP_4096_2048</text:p>
              </table:table-cell>
              <table:table-cell office:value-type="float" office:value="1.230153">
                <text:p>1.230153</text:p>
              </table:table-cell>
            </table:table-row>
            <table:table-row>
              <table:table-cell office:value-type="string">
                <text:p>GShareBP_2048</text:p>
              </table:table-cell>
              <table:table-cell office:value-type="float" office:value="1.22508">
                <text:p>1.22508</text:p>
              </table:table-cell>
            </table:table-row>
            <table:table-row>
              <table:table-cell office:value-type="string">
                <text:p>GShareBP_4096</text:p>
              </table:table-cell>
              <table:table-cell office:value-type="float" office:value="1.22508">
                <text:p>1.22508</text:p>
              </table:table-cell>
            </table:table-row>
            <table:table-row>
              <table:table-cell office:value-type="string">
                <text:p>LocalBP_2048</text:p>
              </table:table-cell>
              <table:table-cell office:value-type="float" office:value="1.178266">
                <text:p>1.178266</text:p>
              </table:table-cell>
            </table:table-row>
            <table:table-row>
              <table:table-cell office:value-type="string">
                <text:p>LocalBP_4096</text:p>
              </table:table-cell>
              <table:table-cell office:value-type="float" office:value="1.181936">
                <text:p>1.181936</text:p>
              </table:table-cell>
            </table:table-row>
            <table:table-row>
              <table:table-cell office:value-type="string">
                <text:p>LTAGE</text:p>
              </table:table-cell>
              <table:table-cell office:value-type="float" office:value="1.283252">
                <text:p>1.283252</text:p>
              </table:table-cell>
            </table:table-row>
            <table:table-row>
              <table:table-cell office:value-type="string">
                <text:p>PerceptronBP_12</text:p>
              </table:table-cell>
              <table:table-cell office:value-type="float" office:value="1.224946">
                <text:p>1.224946</text:p>
              </table:table-cell>
            </table:table-row>
            <table:table-row>
              <table:table-cell office:value-type="string">
                <text:p>PerceptronBP_24</text:p>
              </table:table-cell>
              <table:table-cell office:value-type="float" office:value="1.246475">
                <text:p>1.246475</text:p>
              </table:table-cell>
            </table:table-row>
            <table:table-row>
              <table:table-cell office:value-type="string">
                <text:p>PerceptronBP_48</text:p>
              </table:table-cell>
              <table:table-cell office:value-type="float" office:value="1.255132">
                <text:p>1.255132</text:p>
              </table:table-cell>
            </table:table-row>
            <table:table-row>
              <table:table-cell office:value-type="string">
                <text:p>TournamentBP</text:p>
              </table:table-cell>
              <table:table-cell office:value-type="float" office:value="1.232328">
                <text:p>1.232328</text:p>
              </table:table-cell>
            </table:table-row>
            <table:table-row>
              <table:table-cell office:value-type="string">
                <text:p>YagsBP_2048_1024</text:p>
              </table:table-cell>
              <table:table-cell office:value-type="float" office:value="1.223287">
                <text:p>1.223287</text:p>
              </table:table-cell>
            </table:table-row>
            <table:table-row>
              <table:table-cell office:value-type="string">
                <text:p>YagsBP_2048_2048</text:p>
              </table:table-cell>
              <table:table-cell office:value-type="float" office:value="1.229172">
                <text:p>1.229172</text:p>
              </table:table-cell>
            </table:table-row>
            <table:table-row>
              <table:table-cell office:value-type="string">
                <text:p>YagsBP_4096_1024</text:p>
              </table:table-cell>
              <table:table-cell office:value-type="float" office:value="1.223718">
                <text:p>1.223718</text:p>
              </table:table-cell>
            </table:table-row>
            <table:table-row>
              <table:table-cell office:value-type="string">
                <text:p>YagsBP_4096_2048</text:p>
              </table:table-cell>
              <table:table-cell office:value-type="float" office:value="1.229835">
                <text:p>1.2298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